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master-page-name="">
      <style:paragraph-properties fo:margin-left="0cm" fo:margin-right="0cm" fo:margin-top="0cm" fo:margin-bottom="0.212cm" fo:text-align="justify" style:justify-single-word="false" fo:text-indent="0.499cm" style:auto-text-indent="false" style:page-number="auto"/>
    </style:style>
    <style:style style:name="P4" style:family="paragraph" style:parent-style-name="Text_20_body">
      <style:paragraph-properties fo:margin-left="0cm" fo:margin-right="0cm" fo:margin-top="0cm" fo:margin-bottom="0.212cm" fo:text-align="justify" style:justify-single-word="false" fo:text-indent="0.499cm" style:auto-text-indent="false"/>
    </style:style>
    <style:style style:name="P5"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6"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7" style:family="paragraph" style:parent-style-name="Text_20_body">
      <style:text-properties fo:language="ru" fo:country="RU"/>
    </style:style>
    <style:style style:name="P8" style:family="paragraph" style:parent-style-name="Text_20_body">
      <style:paragraph-properties fo:text-align="justify" style:justify-single-word="false"/>
      <style:text-properties fo:language="ru" fo:country="RU"/>
    </style:style>
    <style:style style:name="P9" style:family="paragraph" style:parent-style-name="Text_20_body" style:list-style-name="L5">
      <style:paragraph-properties fo:text-align="justify" style:justify-single-word="false"/>
      <style:text-properties fo:language="ru" fo:country="RU"/>
    </style:style>
    <style:style style:name="P10" style:family="paragraph" style:parent-style-name="Text_20_body" style:list-style-name="L6">
      <style:paragraph-properties fo:text-align="justify" style:justify-single-word="false"/>
      <style:text-properties fo:language="ru" fo:country="RU"/>
    </style:style>
    <style:style style:name="P11" style:family="paragraph" style:parent-style-name="Text_20_body" style:list-style-name="L7">
      <style:paragraph-properties fo:text-align="justify" style:justify-single-word="false"/>
      <style:text-properties fo:language="ru" fo:country="RU"/>
    </style:style>
    <style:style style:name="P12" style:family="paragraph" style:parent-style-name="Text_20_body" style:list-style-name="L8">
      <style:text-properties fo:language="ru" fo:country="RU"/>
    </style:style>
    <style:style style:name="P13" style:family="paragraph" style:parent-style-name="Text_20_body" style:list-style-name="L9">
      <style:text-properties fo:language="ru" fo:country="RU"/>
    </style:style>
    <style:style style:name="P14" style:family="paragraph" style:parent-style-name="Text_20_body" style:list-style-name="L10">
      <style:text-properties fo:language="ru" fo:country="RU"/>
    </style:style>
    <style:style style:name="P15" style:family="paragraph" style:parent-style-name="Text_20_body" style:list-style-name="L11">
      <style:text-properties fo:language="ru" fo:country="RU"/>
    </style:style>
    <style:style style:name="P16" style:family="paragraph" style:parent-style-name="Text_20_body">
      <style:paragraph-properties fo:margin-left="0cm" fo:margin-right="0cm" fo:margin-top="0cm" fo:margin-bottom="0.212cm" fo:text-align="justify" style:justify-single-word="false" fo:text-indent="0.499cm" style:auto-text-indent="false"/>
    </style:style>
    <style:style style:name="P17" style:family="paragraph" style:parent-style-name="Text_20_body" style:list-style-name="L1">
      <style:paragraph-properties fo:margin-left="0cm" fo:margin-right="0cm" fo:margin-top="0cm" fo:margin-bottom="0.212cm" fo:text-align="justify" style:justify-single-word="false" fo:text-indent="0.499cm" style:auto-text-indent="false"/>
    </style:style>
    <style:style style:name="P18" style:family="paragraph" style:parent-style-name="Text_20_body" style:list-style-name="L2">
      <style:paragraph-properties fo:margin-left="0cm" fo:margin-right="0cm" fo:margin-top="0cm" fo:margin-bottom="0.212cm" fo:text-align="justify" style:justify-single-word="false" fo:text-indent="0.499cm" style:auto-text-indent="false"/>
    </style:style>
    <style:style style:name="P19" style:family="paragraph" style:parent-style-name="Text_20_body" style:list-style-name="L3">
      <style:paragraph-properties fo:margin-left="0cm" fo:margin-right="0cm" fo:margin-top="0cm" fo:margin-bottom="0.212cm" fo:text-align="justify" style:justify-single-word="false" fo:text-indent="0.499cm" style:auto-text-indent="false"/>
    </style:style>
    <style:style style:name="P20" style:family="paragraph" style:parent-style-name="Text_20_body">
      <style:paragraph-properties fo:margin-left="0cm" fo:margin-right="0cm" fo:margin-top="0cm" fo:margin-bottom="0.212cm" fo:text-align="justify" style:justify-single-word="false" fo:text-indent="0.499cm" style:auto-text-indent="false"/>
      <style:text-properties fo:language="ru" fo:country="RU"/>
    </style:style>
    <style:style style:name="P21" style:family="paragraph" style:parent-style-name="Text_20_body" style:list-style-name="L3">
      <style:paragraph-properties fo:margin-left="0cm" fo:margin-right="0cm" fo:margin-top="0cm" fo:margin-bottom="0.212cm" fo:text-align="justify" style:justify-single-word="false" fo:text-indent="0.499cm" style:auto-text-indent="false"/>
      <style:text-properties fo:language="ru" fo:country="RU"/>
    </style:style>
    <style:style style:name="P22" style:family="paragraph" style:parent-style-name="Text_20_body" style:list-style-name="L4">
      <style:paragraph-properties fo:margin-left="0cm" fo:margin-right="0cm" fo:margin-top="0cm" fo:margin-bottom="0.212cm" fo:text-align="justify" style:justify-single-word="false" fo:text-indent="0.499cm" style:auto-text-indent="false"/>
      <style:text-properties fo:language="ru" fo:country="RU"/>
    </style:style>
    <style:style style:name="P23" style:family="paragraph" style:parent-style-name="Text_20_body">
      <style:paragraph-properties fo:margin-left="0cm" fo:margin-right="0cm" fo:margin-top="0cm" fo:margin-bottom="0.212cm" fo:text-align="justify" style:justify-single-word="false" fo:text-indent="0.499cm" style:auto-text-indent="false"/>
      <style:text-properties fo:language="en" fo:country="US"/>
    </style:style>
    <style:style style:name="P24" style:family="paragraph" style:parent-style-name="Text_20_body">
      <style:paragraph-properties fo:margin-left="0cm" fo:margin-right="0cm" fo:text-align="justify" style:justify-single-word="false" fo:text-indent="0.499cm" style:auto-text-indent="false"/>
    </style:style>
    <style:style style:name="P25" style:family="paragraph" style:parent-style-name="Text_20_body" style:list-style-name="L14">
      <style:paragraph-properties fo:margin-top="0cm" fo:margin-bottom="0.212cm" fo:text-align="justify" style:justify-single-word="false"/>
      <style:text-properties fo:language="ru" fo:country="RU"/>
    </style:style>
    <style:style style:name="P26" style:family="paragraph" style:parent-style-name="Heading_20_1">
      <style:paragraph-properties fo:margin-left="0cm" fo:margin-right="0cm" fo:text-align="center" style:justify-single-word="false" fo:text-indent="0.499cm" style:auto-text-indent="false"/>
    </style:style>
    <style:style style:name="P27" style:family="paragraph" style:parent-style-name="Heading_20_2">
      <style:paragraph-properties fo:margin-left="0cm" fo:margin-right="0cm" fo:text-indent="0.499cm" style:auto-text-indent="false"/>
    </style:style>
    <style:style style:name="T1" style:family="text">
      <style:text-properties fo:language="ru" fo:country="RU"/>
    </style:style>
    <style:style style:name="T2" style:family="text">
      <style:text-properties fo:language="en" fo:country="US"/>
    </style:style>
    <style:style style:name="T3" style:family="text">
      <style:text-properties fo:color="#800000"/>
    </style:style>
    <style:style style:name="T4" style:family="text">
      <style:text-properties fo:color="#800000" fo:language="ru" fo:country="RU"/>
    </style:style>
    <style:style style:name="T5" style:family="text">
      <style:text-properties style:use-window-font-color="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Последний фанфик</text:h>
      <text:p text:style-name="P1"/>
      <text:p text:style-name="P1">- Одето?\n- Да, в потёртые джинсы и куртку. И на спине было что-то вроде перемётной сумки. Не успел как следует расмотреть - оно скрылось в кустах. Что его отличало от обезьяны - оно передвигалось быстрым шагом всего на двух задних ногах, без помощи передних. Как молодой дракон. Или как человек из сказок.\n- Ещ одно неизвестное чудовище! <text:s/>Что-то их тут много развелось.\nЯ крепко задумался. Принцесса приказывала - нет, не приказывала -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n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nЯ забросил на спину перемётные сумки и дал команду сбора.\n- Куда идём, Кэп? - Мэд прилаживал сумки, затягивая и застёгивая всевозможные ремешки. Калрус устало встряхнулся и тоже начал шнуроваться.\n“В замок”, -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n- Вы ведь в неопасное место идёте, да?\n- Да, Силк Мэйн, в неопасное.\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n- Силк, не волнуйся, если будет опасно, мы сразу же повернём. (И пойдём другой дорогой - додумал я).\nСилк Мэйн выпустила мою ногу, успокаиваясь. Я пошёл в казарму, а кобылки продолжали молча смотреть на меня...\n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nОпять таки, шансы для Мэда и Калруса <text:s/>пройти через болото - ничтожны.\n- Возвращаемся, Мэдди, - решил я. - Намотрелись достаточно.\nПусть принцесса считает меня трусом, пусть я больше не смогу взглянуть ей в глаза, но я должен сделать то, что делаю. Мы возвращаемся…\n\n\n\nПродолжение ЛСД-чаепития\n\n- Так значит, своим появлением я невольно поспособствовал гибели особенного пони Луны? Мне очень жаль…\nСелестия через силу улыбнулась.\n- Пони умеют переносить тяготы, Макс. - Иначе бы мы не выжили. В нашей истории бывали очень тяжёлые времена.\n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n- Душновато как-то, - Селестия встала с подушек и приоткрыла дверь на балкон. - Тебе не холодно?\n- Нет, вполне тепло. - Я тоже встал с подушек размять затёкшие ноги.\n- Уборная там. - Селестия показала на неприметную дверцу за занавеской в углу.\n- Как ты догадалась? - Изумился я.\n- Макс, мне пять тысяч с небольшим лет, и я неплохо разбираюсь в физиологии пони. - Фыркнула принцесса. - Хоть ты и не пони…. В физических и физиологических аспектах ты не слишком отличаешься от нас. - Она хихикнула. - Я же видела, последние пятнадцать минут ты меня почти не слушал.</text:p>
      <text:p text:style-name="P1"/>
      <text:p text:style-name="P1">Я притворил за собой дверь.\n- Если не справишься - позови, я объясню, как и чем там пользоваться, <text:soft-page-break/>- крикнула Селестия через дверь.\n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n\n-\n\u003c\u003e\n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n-\n\u003c\u003e\n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n-\n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nЯ присел рядом и она взглядом показала мне на вторую трубочку, выходящую из этого же графинчика.\n- То есть, Кимеринн видел человека у развалин замка?\n- Скорее всего, да. Правда, впоследствии он уже не был так уверен -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n- Было что-то ещё?\nЯ чуть не закашлялся, попытавшись втянуть жидкость из трубочки. На поверку это оказался холодный дым с лимонно-мятным привкусом.\n- Было. И есть. Стали пропадать пони. История всегда одинакова. Пони ложится спать, засыпает, а на утро находят только примятую постель. \n- А кто-нибудь поблизости не заметил, как они исчезают?\n- Нет. Пропадают только пони без пары. Те, кто спят в одиночестве. Это началось полгода назад. Пропало уже больше сотни пони.\nТут Селестия наклонила шею ко мне и прошептала в ухо:\n -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nОт холодного дыма кружилась голова, лик Селестии расплывался перед глазами, её переливающаяся живой радугой грива вдруг заполнила собой весь кругозор…\n- Тия, я… \n- Не говори ничего! Твайлайт нашла в архиве северного крыла полузаконченное заклинание Старсвирла Бородатого. “Защита от неведомой угрозы” - так он назвал его. Синопсис восстановить не удалось - Старсвирл записал его на некачественной бумаге. Треть заклинания Твайли восстановила экстраполяцией -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nНо чуда не произошло - всего лишь появился ты! - это слово Селестия выдохнула мне в лицо, буквально ткнув меня носом. - И всё это время я думала - кто ты? Наше спасение, или всего лишь горькая шутка судьбы? И я до сих пор не знаю. </text:p>
      <text:p text:style-name="P1"/>
      <text:p text:style-name="P1">Ты извини, Макс, я разнервничалась, - Селестия отвернулась от меня. Я протянул руку и осторожно поправил локон переливающейся гривы. - Я не должна так нагружать тебя. Но мне просто больше некому… Луна после смерти Кимеринна не хочет общаться со мной… \nСелестия замолчала, потом медленно поднесла ко рту чашку с холодным чаем и сделала три глубоких глотка.\n- Остальное ты знаешь. И я была бы счастлива, если бы ты дал мне хотя бы намёк на то, почему заклинание призвало тебя сюда. Хотя бы намёк.\n- Я не смогу сделать тебя счастливой, Тия, - я покачал головой. - Я не знаю, чем вам помочь. Скорее всего, я попал сюда случайно.\n- Я так и думала, - кивнула головой Селестия. - Но тысячелетия опыта научили меня одной вещи. Часто события и вещи, кажущиеся случайными, на <text:soft-page-break/>самом деле связаны незримой нитью… Но довольно философии! \n…\n34 - утерянная глава\n\u003c34 с Селестией - забытая глава - утерянная память под воздействием порошка из надкрыльев скарабеев. - аванс за спасение Эквестрии\u003e\n...\n\u003e\u003e(2)\nСелестия встала и начала по очереди сгибать-разгибать ноги, разминая суставы.\n- Слишком поздно, - пробормотала она, глядя через панорамное окно на ночное небо. - Даже, скорее, рано. Сестра скоро вернётся.\n- Макс, - обернулась она ко мне, -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 коротко хохотнула принцесса и задёрнула занавес.\nЕё образ расплывался, в голове стоял звон, звуки проникали в уши как будто через толстый слой ваты.\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n\u003e\u003e(2)\n\n\n-\n\nВ библиотеке замка Селестии\n\n“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n\nМда. Я захлопнул книгу \u003cназвание книги\u003e. Заклинание Старсвирла Бородатого не проливало свет на причину моего появления здесь. Вот уже неделю после встречи с Селестией я не вылажу из кантерлотской библиотеки \u003cназвание библиотеки\u003e, пытаясь найти хоть какую-нибудь зацепку. Но всё тщётно.\nЕсли верить заклинанию, я - внешняя сила, и если меня хорошо попросить \u003cсм. выше - ночь с Селестией\u003e,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n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тар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n\n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1"/>
      <text:p text:style-name="P1">\u003cОжидание\u003e\nНаконец 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nЯ прошёл мимо стражников в полуприоткрытую дверь.\nСелестия, задумавшись, стояла у окна, легонько постукивая копытом по плитке пола.\n- А, это ты, Макс? - она повернулась ко мне. - Какие новости?\n- Практически никаких, Тия. Хочу хорошенько расспросить Элементы Гармонии по нашей теме. Кажется, Старсвирл упоминал их в своём заклинании. А у тебя как дела?\nСелестия слабо улыбнулась.\n- Да, Макс, я тоже думаю, тебе не повредит отправиться в Понивилль. Познакомишься с кобылками, может, найдёшь путеводную ниточку. А она нам сейчас очень нужна. - Селестия подошла к фонтанчику, обмакнула в него копыто и провела им по лбу. -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n- Пятьдесят шесть из восьмидесяти? И чем это грозит? Ведь даже не сдав экзамен они не разучатся летать?\n- Макс, к управлению погодой <text:soft-page-break/>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среди пони. И опять начнутся войны за съестные припасы. Сколько мы с сестрой приложили сил, чтобы избавиться от этого!\n- А почему вы не поселитесь в более пригодном для земледелия месте?\n- К сожалению, Эквестрия - страна, окружённая не слишком дружелюбными соседями. Нам некуда уйти в поисках лучшего места.\nСелестия вытащила листок бумаги из шкатулки, быстро написала письмо и, запечатав его сургучём с королевской\t печатью, вручила мне.\n- Вот рекомендательное письмо мэру Понивилля. Вручишь его ей и она выделит тебе жильё и окажет посильную помощь. Если что-то выяснишь - держи меня в ведении. Посылай письма Спайком, он настроен на меня. Этот милый дракончик - ассистент моей ученицы, Твайлайт Спаркл. С ней ты уже знаком.\nЯ кивнул.\n- Спасибо, Тия. Сделаю всё, что в моих силах. Я действительно хочу вам помочь.\n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n- Тия, ты, вообще, спишь по ночам? У тебя очень уставший вид и глаза красные, как у кролика-альбиноса.\nСелестия медленно подняла переднее копыто и легонько упёрлась мне в грудь. Я чувствовал, что её нога мелко дрожит.\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Хвост тоже почти подметал пол - это стало заметно, когда она начала двигаться.\n\nПонивилль\n\n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nПервым делом я зашёл в мэрию и предъявил рекомендательное письмо. Мэр удивилась моему облику, но тщательно скрывала <text:s/>это -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n\n***\n\n- Привет, Твайлайт Спаркл! Ещё не поздно?\n- Привет! - Твайлайт оторвалась от полки, поставив на место толстенный пыльный фолиант. - О, это ты, Макс? Рада тебя видеть! Как твои дела? Что нового в Кантерлоте?</text:p>
      <text:p text:style-name="P1"/>
      <text:p text:style-name="P1">С Твайлайт я подружился за неделю общения в кантерлотском замке за обедами, пока она не отбыла в Понивилль.\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n- Это плохо! - Твайлайт помрачнела. - Сон - важная часть здоровья пони. Даже такой магической, как её Высочество.\nТвайлайт привыкла, что я так и не выучился называть Селестию по титулу, но сама не забывала об этом ни на миг.\n- Да, по себе знаю, недосып - одна из паршивейших вещей на свете. - Я уселся на ступеньку лестницы. - Тут такое дело… Тебе удалось что-то узнать про неведомую угрозу, о которой говорила Селестия?\n-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n- М-м-м. В описании заклинания Старсвирл упоминал гармонию. Я и подумал, а что, если это кат-то связано с тобой и твоими друзьями?\n- Хм. Ты так думаешь? - Единорожка вытащила с помощью магии засаленый том из угловой полки с знакомым названием: “Основы магического искусства”.\n- М-м-м… “...на укрепление гармонии нашего континуума...”.\nТвайлайт начала в возбуждении ходить по читальному залу.\n- Старс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И хотя мне непонятно, что <text:s/>он имел ввиду под “внешними силами”, под гармонией он явно подразумевал элементы… <text:soft-page-break/>Ай!\nТвайлайт, погружённая в свои мысли, не заметила вылезшего из своей корзинки зевающего Спайка.\n- Элементы-шмелементы, - проворчал Спайк, выкарабкиваясь из-под Твайлайт, - привет, Макс (мы с ним виделись пару раз в Кантерлоте). Ты как, не ушиблась? - Дракончик повернулся к единорожке. \n- Да нет, всё в порядке, Спайк. - Твайлайт потирала ушибленный нос.\nДракончик кивнул и пошёл по направлению к уборной.\nЯ смочил запасной носовой платок в кувшине с водой, выжал его и приложил к носу Твайлайт.\n- Вообще-то говоря, мне каждеся, внешняя сила - это я. Я точно произошёл не в Эквестрии и вообще не в этом мире.\n- Да, логично, - сказала в нос Твайлайт. - Могла бы и сама догадаться.\n- Но проблема в том, что я не знаю, ак помочь вам. Может, я какая-то неправильная сила? - Я поправил платок на носу Твайлайт.\n- Заклинания Старсвирла Бородатого обычно срабатывают без ошибок.\n- Если их правильно вызывают, - пробурчал возвратившийся Спайк, укладываясь в корзинку.\n- Что он имел ввиду?\n- Нууу, - Твайлайт смутилась, - заклинание сработало со второй попытки. В первый раз, с полгода назад, мы попытались вызвать его в Кантерлоте, в замке принцессы Селестии. На мгновение появился какой-то смутный образ, и всё. И нам стало понятно, что Стар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 Единорожка опустила голову.\n\n-\nМакс вернул Дэш к жизни, встретив в астрале Звёздного Аликорна (демиурга Эквестрии - силы, сконцентрированной брони) - у этого Аликорна 3 рога - и Макс попросит его вернуть Дэш к жизни. Аликорн согласится - магия 4-го уровня (или 3-го?) - Макс попадёт в астрал при переходе в мир Земли в 2006-м году.</text:p>
      <text:p text:style-name="P1"/>
      <text:p text:style-name="P1">-\nСелестия проснётся на Терре в облике кибермозга, т.к. в своём мире она на ступень выше пони (а кибермозг на Терре на ступень выше людей)\n-\n\n- Да, печально получилось. Но вернёмся к заклинанию. Во второй раз вы вызвали его правильно -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тарсвирл не просто так упомянул про гармонию -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n- Про Найтмэр Мун тебе Её Высочество рассказывала? Мы, вообще-то, не распространяемся публично об этом эпизоде. Личная жизнь принцесс не подлежит огласке.\n- Нет, она мне ничего не говорила. Но, видишь ли, ваше королевство и вы сами описаны в моём мире в детском сериале.\n- Мы? Описаны? - Твайлайт от удивления открыла рот. -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nЯ покачал головой.\n- Вряд ли кто-то из людей побывал здесь до меня. До вас ведь никто не вызывал это заклинание Старсвирла?\n- Нет. Собрание столь сильных магов запомнилось бы.\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n- Вам нравятся рассказы про Эквестрию? - Твайлайт улыбнулась.\n- Да, достаточно сильно. Я, впрочем, не отношусь к брони - так, посмотрел несколько историй про вас, чтобы лучше понять, увлечение своего друга. Вот он мог бы многое рассказать про культуру брони и про вас самих - придуманных.\n- Брони?\n- Так называют себя поклонники этого детского сериала и вас самих - сериальных.\nТвайлайт зарделась.\n- Ого! У нас есть поклонники! Интересно было бы поговорить об этом с твоим другом.\n- Его нет. Он погиб полгода назад.\n- О, мои соболезнования! - Твайлайт подошла ко мне и положила переднюю ногу мне на плечо (когда я сидел, она вполне могла достать до него). - Друзей терять очень тяжко.\n- Всё в порядке, Твайлайт.\nТвайлайт подошла к нише у двери, зажгла небольшую горелку и поставила на неё <text:soft-page-break/>небольшой изящный чайничек\n- Подумать только! - бормотала она про себя, - мы и наша страна описана в жеребячьих книжках в другом мире!\n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n- Нууу, я не думаю, что это описана наша Терра. У нас ничего подобного не водится.\n- Да? Ну ладно. В конце-концов, это всего лишь миф. Старсвирл Бородатый, правда, упоминал о двух случаях встреч с существами, похожими на вас. - Единорожка сняла чайничек с горелки, поставила на пол чашки и блюдце с печеньем и разлила чай по чашкам и присела рядом со мной.\n- Печенье испёк Спайк. Он на удивление искусный повар, когда на него находит вдохновение.\n- М-м-м. Вкусно. Очень вкусно.\nЯ помолчал, собираясь с мыслями. Мысли собирались туго, но самое тупое решение мне пришло в голову ещё в Кантерлоте.\n- Я помню, ваша магия Элементов Гармонии обладает большой силой.\n- Да. - Кивнула Твайлайт. - Суммарная мощность магии Элементов Гармонии сильнее мощности таких великих магов, как Дискорд, принцесса Луна или принцесса Селестия.\n- Так вот, если вы соберётесь вместе и примените эту магию… гм… на мне… Чтобы я вспомнил, как вам помочь. Если, конечно, я вообще знаю.\nГлаза Твайлайт в ужасе расширились. Она поперхнулась.\n- Ты что! И не думай даже! Во-первых, это очень сильная магия, ты сгоришь в два счёта. Как если бы коснулся громоотвода в момент, когда в него ударит молния.\n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 магия Элементов Гармонии работает, по-большому счёту, на восстановление гармонии -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1"/>
      <text:p text:style-name="P1">- Для восстановления гармонии, говришь, - я почесал затылок.\n- Ну да, это так. Большие возмущения гармонии можно исправить только с помощью… Ой!..\n- Угу, вот именно. Сейчас имеем “большое возмущение гармонии”.\nТвайлайт прижала копыта к вискам.\n- Ты не понимаешь… Я сейчас расскажу. Магия похожа на струю воды, исходящую из садового шланга. Диаметр шланга - это мощность источника магии. Если струя воды тоненькая, то ею можно рисовать довольно сложные картинки на песке. В случае с магией -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n- Найтмэр Мун и Дискорд не разорвались и не сгорели.\n- Они очень могущественные маги , одни из лучших. У них сильный антимагический иммунитет. К тому же они биологически бессмертны.\n\n-\nВо время удара магией гармонии Макс впервые видит звёздного аликорна. Тот ему показывает, что мир Террыи мир Эквестрии взаимосвязаны (инь-янь)\n-\n\n- Хорошо, у тебя есть какие-то встречные предложения?\nТвайлайт задумчиво прошлась вдоль книжной полки.\n- Мне надо поискать. Должно быть что-то подходящее для нашего случая. Я поищу в разделе психологиии и… призывания духов.\nЯ рассмеялся.\n- Для духа я слишком материален.\n- Я знаю. Но ничего более подходящего в голову не приходит. Приходи завтра после обеда. Хорошо?\n- Хорошо, Твайлайт. Приду. Спокойной ночи!\n- Спокойной ночи, Макс!\n\n\nЗнакомство с Элементами Гармонии\n\nНа следующий день я застал в библиотеке кроме Твайлайт ещё трёх кобылок.\n- Знакомься, Макс - начала представлять меня Твайлайт, - это Пинки Пай.\n- Очень приятно, Макс.\n- А я Пинки Пай! Уи-и-и-и! - Пинки запрыгала на месте и радостно завизжала мне прямо в ухо с такой силой, что я на мгновение оглох.\n- ...то Рэрити! - Твайлайт представила светлую единорожку, которая чуть склонила голову в приветствии.\n- Макс, - кивнул я ей в ответ.\n- Рэйнбоу Дэш! - голубая пегаска представилась сама, насмешливо наморщив нос.\n- Макс. - закончил представляться я.\nТвайлайт продолжила прерванную моим появлением беседу.\n- Как я вам уже рассказывала, заклинание Старсвирла вызвало сюда Макса. И он хочет нам помочь, но не знает, как.\nГолубая пегаска вомущённо фыркнула.\n- А нужно ли нам помогать? Сами как-нибудь справимся!\n- Но Дэш, дорогая, неужели ты думаешь, что Твайлайт и принцесса Селестия не перепробовали всё возможное? - Рэрити грациозно улеглась на подушку, пододвинув её к себе магией .\n- Если Твайлайт и принцесса не справились, не понимаю, чем нам может помочь этот… человек! - буркнула себе под нос Рэйнбоу Дэш.\n- А ты правда сказочный человек? И ты правда водишь Ниссан-пикап, работаешь программистом и тебе 47 лет? - тараторила Пинки, не прекращая подпрыгивать вокруг меня.\nЯ ошеломлённо посмотрел на неё.\n- Откуда ты знаешь?\n- Не знаю. - Пинки, наконец, прекратила прыгать. - А кто такая “Нисссан-пикап”? И куда ты её водишь?\n- Не обращай внимания, <text:s/>Макс, - пришла мне на помощь Твайлайт, - с Пинки такое иногда случается.\n- 47 лет? Такой старый? - тихо произнесла Рэйнбоу Дэш с сомнением поглядывая на меня.\n- Не старый. У нас живут, в среднем, до 90-ти - 100-а лет.\nХм. Люди живут дольше, чем пони. А что делают программисты? - продолжала допытываться радужногривая пегаска.\n- Программы. Это такие… гм… заклинания. Ты пишешь программу, запускаешь её, а потом она делает что-то для тебя.\n- То есть, ты, типа, волшебник в своём мире?\n- Вряд ли меня так можно называть. Очень далёкие параллели. У нас совсем нет магии.\n- Не понимаю, - пегаска яростно почесала копытом за ухом. - Нет магии, но есть заклинания. Есть заклинатель, но он не волшебник. Фигня какая-то!\</text:p>
      <text:p text:style-name="P1"/>
      <text:p text:style-name="P1">- Дэши, не отвлекайся. Давай дослушаем Твайлайт. - Рэрити подсунула подушку под Рэйнбоу, но та, сморщив нос, отодвинула её от себя и облокотилась о книжный шкаф.\n- Так вот, - продолжила Твайлайт, -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n- Одержимого чем? - спросила Рэрити.\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n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n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n- Без проблем, Твайлайт. Вряд ли ты найдёшь в закоулках моего сознания что-либо интересное для себя, - я усмехнулся. - Потом расскажешь, самому любопытно.\nТвайлайт покачала головой.\n- Я не пойду в твой сон. Мне нужно будет вызывать заклинание, а потом возвращать снопроходца обратно. Пойти прийдётся кому-то другому. И, может быть, не одному.\n- Не одному? Почему?\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очень сложные <text:soft-page-break/>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n- Хм, интересно. А что чувствует снопроходец, находясь в чужом сне?\n- Он переживает всё как наяву. Есть ещё один... м-м-м… нюанс.\nВидишь ли, Макс, иногда снопроходец во сне узнавал такие вещи, которых спящий даже теоретически не мог знать - ни сознательно, ни подсознательно. Стар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n- Интересно, - заинтересовалась Рэрити. - А почему заклинание не закончено? В чём его незаконченность?\n- Я не знаю. - Твайлайт помотала голоавой, - сам Индрэ называл его незаконченным перед тем, как исчезнуть.\n- Он исчез?\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n- Какая интригующая история! И теперь кто-то из нас должен отправиться в голову Макса? - Пинки без комплексов рассматривала меня, как если бы прикидывала, сможет ли она забраться мне в голову, или нет.\n- Ну… В общем, да. Надо ещё пригласить Эпплджек и Флаттершай.\n- На это уйдёт ещё день - продолжила за неё Рэрити. Думаю, пока Дэши слетает за ними, я вполне могу стать снопроходцем.\n- О, Рэрити, спасибо-спасибо-спасибо! - Твайлайт обняла единорожку.</text:p>
      <text:p text:style-name="P1"/>
      <text:p text:style-name="P1">- Не стоит благодарностей, дорогая. Каждый пони должен быть готов на всё во имя Эквестрии. Если, конечно, это не грязь под туалетным ковриком.\nРэйнбоу Дэш развернулась к выходу из библиотеки.\n- Так я слетаю за Флатти и Эй-Джэй! Смотри, Рэр, не вынеси ему мозги, - она исподлобья глянула на меня, вылетая в дверь.\n- Мне кажется, Макс, ты ей чем-то не нравишься, - заметила Рэрити.\n- А, по-моему, так наоборот, - хмыкнул Спайк, всё это время евший в сторонке какие-то сверкающие кристаллы.\n- Но довольно слов. Что нужно делать, дорогая? - обратилась Рэрити к Твайлайт.\n- До утра - ничего. Потом вам нужно лечь рядом и я вызову заклинание двойного сна.\n- Отлично, тогда я ещё успею привести себя в порядок. На все сто нужно выглядеть даже во сне. Тем более, в чужом.\nРэрити вышла на улицу. Я поднялся с места.\n- Я тоже, пожалуй, пройдусь.\n- Далеко не уходи, Макс. Понивилль не такой уж и маленький, новичок в нём запросто может заблудиться.\n- Не волнуйся, Твайлайт. Пройдусь до железной дороги и обратно.\n\n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nДойдя до железной дороги, я пошёл вдоль неё, постепеннно выходя за пределы городка.\nЧувствительный толчок чуть выше пояса заставил меня сделать два шага вперёд, чтобы не упасть.\nЯ обернулся.\nСзади стояла Рэйнбоу Дэш с растрёпанной от толчка чёлкой.\n- Ты!.. - вызывающе грубый тон Рэйнбоу скрывал дрожь в голосе. - Почему у меня такое чувство, что я тебя знаю? Почему у меня в голове чёрте-что творится с тех пор, как я тебя увидела? Ты должен знать! - она сделала ударение на слове “ты”.\n- Рэйнбоу, успокойся. О чём ты?\nОна глядела сквозь чёлку куда-то мимо меня, отворачивая взгляд. Заднее копыто легонько притоптывало.\n- Ты знаешь, о чём. Должен знать, - отрезала она, ничего не объясняя.\n- Я не понимаю. Честно. Что ты чувствуешь?\n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n\nПервый сеанс двойного сна. Рэрити\n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nСон одновременно смотрели Рэрити, Пинки и РД. Флатти и ЭйДжей не успели подойти вовремя, т.к. жили за городом.\n\nКогда я вернулся в библиотеку, Твайлайт и Спайк уже соорудили нечто вроде мягкого уголка на втором этаже.\n- Кровать для тебя маловата, Макс, - извиняющимся тоном сообщила Твайлайт. - Мы сдвинули два матраса на полу. Вы с Рэрити должны поместиться.\n- Может, и поместимся. Но, вообще, я во сне верчусь.\n- Не страшно, ты не успеешь… - её слова были заглушены звоном входного колокольчика. Хлопнула дверь и в читальный зал вошла светлая единорожка.\n- Рэ-ри-<text:soft-page-break/>тиии! - прошептал в восхищении Спайк.\nИ было отчего.\nЧто-то неуловимо изменилось в той единорожке, которую я видел ещё утром.\n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 всё это придавало Рэрити неожиданный шарм.\n- Рэрити, ты выглядишь… Замечательно выглядишь! - растерянно пролепетала Твайлайт.\n- Дааааааа… Замечательно! - наконец-то смог закрыть рот Спайк.\n- Я подумала, уж если мне прийдётся исследовать чужие мысли, то я хочу приносить как можно меньший дискомфорт тому, кого я… буду исследовать. - смущённо сказала Рэрити, глядя мимо меня своими фиолетовыми глазами.\n- Спасибо, Рэрити. Ты выглядишь потрясно. - Когда я произнёс эти слова, Рэрити взглянула на меня и улыбнулась. Стало видно, что она нервничает, хотя изо всех сил старается это скрыть.</text:p>
      <text:p text:style-name="P1"/>
      <text:p text:style-name="P1">- Ну что же, если готовы - ложитесь на матрас и расслабьтесь. Вы должны касаться друг-друга. - Скомандовала Твайлайт.\nДвух небольших понячьих матраса, сложенных вместе, мне вполне хватило, чтобы растянуться в полный рост и раскинуть руки крестом.\nМатрса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n- Я не слишком давлю? - прошептала мне на ухо единорожка. \nЕё ресницы щекотали мне щёку и это было чертовски приятно. Ответить я не успел.\n- Готовы? - Спросила Твайлайт.\n- Я готова. - Отозвалась Рэрити.\n- Готов. - Сказал я.\n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n\u003cСон Макса - 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u003e\n\n-\n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n- Готова, - процедила она.\n-\nВ сон отправились сразу три пони - Рэрити, Рэйнбоу Дэш и Пинки. Пинки после пробуждения Макса пробуждается безумной - Твайлайт пытается её лечить\n-\nЭгрегор Эквестрии - Селестия - на кончике главного рога Анакорна\n-\nРазговор с супераликорном\nВ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n- Привет, - коротко поздоровался юноша. Потом он эффектно щёлкнул пальцами и сел в моментально материализовавшееся кресло.\n- Анакорн. - Отрекомендовался он.\n- П-привет. Макс. - В смятении представился я. Анакорн снова щёлкнул и вокруг меня материализовалось второе кресло. От кресел во все стороны побежали 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n- Итак, ты понял, в чём проблема моего мира. Я рад, что ты также нашёл её возможное решение. Теперь я могу пообщаться с тобой вербально и, как говорят дельцы, прийти к взаимовыгодному результату.\nПредлагаю, не теряя времени, заключить сделку. Мне нужно от тебя решение упомянутой проблемы. По поводу оплаты - слово за тобой.\nЮноша закинул ногу за ногу и, играя карандашём, пытливо смотрел на меня.\nЯ совсем запутался.\n- Какая проблема? Какое решение? Кто ты?\n- Сейчас объясню, - кивнул юноша.\n-\nМир Эквестрии хрупок и нежизнеспособен. \nПроблема 1 - множество несовместимых историй пытаются втиснуть в один мир Эквестрии. В итоге он двоится-троится и имеет нечёткие черты.\nПроблема 2 - потеря интереса фанатов к фэндому, превращение Эквестрии в “ещё один мультсериал”.\nПроблема 3 - сам мир Эквестрии очень противоречив и нежизнеспособен (искусственный подъём солнца и луны, обращение копытами с инструментами, приспособленными для рук и т.д.).\nЭти проблемы обозначены в снах Mane6. Решение - написать книгу в поддержку с объяснением проблем. Затворить “дверь” из Эквестрии. \n-\n- Верни <text:soft-page-break/>Рэйнбоу!\n- Э-э-э… м-м-м… Нельзя сказать, что это совсем невыполнимо… Но, прямо скажу, задачка не для студента!\n- А ты студент?\n-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
      <text:p text:style-name="P1">- Во-первых, - принялся загибать пальцы Анакорн, - она может быть уже далеко. Слишком далеко, в другой вакуоли возможностей. Там даже я её не найду. Конечно, \u003cэквестрийские\u003e сущности редко уходят от родного эгрегора, но встречаются и непоседливые. Встречаются и случайные странники из других альтернатив. Я тебе общий случай описываю.\n- 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n- В-третьих, пусть даже имеем идеальный случай: я нашёл её и она всё ещё в тонкой форме. Но и тут может быть крутой облом! Она может отказаться возвращаться в тело Рэйнбоу Дэш! \nВидишь ли, материальная жизнь - всего лишь эпизод на пути сущности, а её сознание неизмеримо богаче и шире того крохотного кусочка, который проявляется в материальном мире. И её цели и желания могут отличаться от тех, которые ты сейчас считаешь само-собой разумеющимися. Я в таком случае, конечно, попытаюсь её уговорить от твоего имени. Но уговорщик из <text:s/>меня тот ещё - Анакорн развёл руками.\n-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сущность.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я могу перевести тебя на более высокий энергетический уровень. Или же…\n- Нет. Плата остаётся неизменной.\n-\n- Ты?..\n- Ты??!\n- Ты мне снишься??\n- Это ты мне снишься!!\n- Неважно… Пусть мы друг-другу снимся… Ты как, Дэш?\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n- И я в порядке. Вот, возвращаюсь в свой мир. Ну, не совсем в свой. Почти в свой.\n- Навсегда?\n- Скорее всего, да.\n- Это плохо. Я хотела тебе сказать…\n- Не надо, Дэш. Не стоит терзать себя. Мне тоже очень хотелось остаться. Но так надо. Мне очень жаль…\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n- А знаешь, что? Давай мы тебя будем навещать в твоём мире? Вон, Твайли совсем крутым магом стала, корридоры делает на раз-два. Если тебе нужно быть в своём мире, это не значит, что нам запрещено заглядывать к тебе?\n- Боюсь, это невозможно, Дэш. Вам нельзя показываться на глаза людям. Крылья и рога повергнут их в шок. К тому же я забуду вас, когда проснусь.\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n- И тебя, и Твайлайт, и Рэрити, и Селестию, и всех-всех-всех… Таковы правила.\n- Дискорд!.. Почему всё так паршиво… Я даже не могу уткнуться носом тебе в грудь. Я прохожу сквозь тебя, - всхлипнула сквозь зубы Рэйнбоу.\nЯ опустил руку на шею Дэш и ощутил теплоту и лёгкое покалывание в пустоте.\n- Мне кажется, Дэш… Мы найдём способ связаться. Рано или поздно.\n- И лучше рано, чем поздно! Я не люблю ждать!\n- Да, Дэш. - Её образ начал таять. - Да, я помню. Я всё ещё помню…\n-\n\n***\n\n- Вставай, Макс! - Маленькое копыто надавливало мне на грудь, делая энергичные круговые движения.\n- Твайлайт? - Взгляд сфокусировался на лавандовой единорожке, озабоченно осматривающей меня и продолжающей массаж в области сердца.</text:p>
      <text:p text:style-name="P1"/>
      <text:p text:style-name="P1">- Мне не понравился цвет твоей мордочки. Ты стал слишком бледный. Я решила прервать твой сон. Как ты себя ...\n- … чувствуешь, дорогая Рэрити?! Я могу чем-нибудь помочь? Вот, выпей воды! - <text:soft-page-break/>Дракончик метался вокруг светлой единорожки, в волнении заламывая лапки.\n- Спасибо, Спайк! Ты очень любезен! - Рэрити приподнялась на матрасе и сделала пару глотков из услужливо поднесенного Спайком стакана.\n- Я в порядке. Что-то удалось узнать? - обратился я к Рэрити.\n- Я всё расскажу, - кивнула единорожка. - Мне нужно собраться с мыслями и записать и упорядочить свои наблюдения. Давайте соберёмся здесь завтра вечером, и я представлю всё, что увидела.\n- Годится, - кивнула Твайлайт. - Тогда до завтрашнего вечера каждый свободен и занимается своими делами. \nДа, Макс?\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nТвайлайт растерялась.\n- К сожалению, не могу. Мне нужно узнать всё об заклинаниии Индрэ. Я собираюсь перелопатить библиотеку Понивилля за ночь. Может, Пинки тебе поможет?\n- Я помогу-у-у-у! - Запрыгала на месте Пинки.\n- Я помогу! - Неожиданно вызвалась Рэйнбоу Дэш, до этого безучастно наблюдавшая за нами.\n-\nКак возникли пегасы и единороги.\nПони для мирного сосуществования с соседями вступали в межвидовые браки (не только правители, а и целые племена). Единороги - гибриды земнопони и истинных единорогов (с раздвоенными копытами и хвостом с кисточкой). Пегасы - гибриды земнопони и грифонов (гены пегасов - слабые, потому они редко женятся на других пони).\n-\n\n- Я первая предложила! - возмутилась Пинки.\n- Предложила не ты, а Твайлайт. - Парировала Рэйнбоу Дэш.\n- Не ссорьтесь, лошадки! Давайте сегодня мне показывает Понивилль Пинки, а завтра - ты, Рэйнбоу. - Предложил я. - Годится?\n- Лады. - проворчала пегаска. - Приходи завтра на девять к библиотеке. Нет, лучше на десять.\n- Хорошо, Рэйнбоу Дэш. Договорились.\n- Пошли-пошли-пошли-пошли, - подталкивала меня головой к выходу Пинки. - У нас мало времени! А я хочу столько всего показать!!! Дэш тебе в жизни столько не покажет! После меня ей и показывать тебе нечего будет!..\nГолубая пегаска фыркнула и скрылась в дневном небе.\n\n\nДень с Пинки\n\n…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меня в узкий переулок.\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 Энергия Пинки была неиссякаема.\n- Ффух! Дай отдышаться.\n- Устал? - Участливо спросила Пинки.\n- Да, немного. Знаешь ли, для того образа жизни, что я вёл раньше, три часа быстрой ходьбы без остановки - всё же напряжно.\n- Да? Тогда пойдём перекусим.\nМанерный пони-оффициант выслушал наши пожелания и удалился.\n- А какой у тебя был образ жизни?\n- В основном, сидячий. \n- Ужас! То есть, у нас есть некоторые пони, работающие в мэрии с бумагами - так они работают день-через-два. По-другому никто не выдерживает. Твайлайт, правда, любит почитать, но это другое.\n- А у нас сидячая работа в порядке вещей.\n- Ужас-ужас! - Пинки прижала копыта передних ног к голове. - Тогда я понимаю… Я, наверное, тебя загоняла. Извини, Макс! Тогда отдыхай, увидимся завтра вечером у Твайлайт!\n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n\n-\nРэйнбоу объясняет Максу, почему Пинки расплатилась за него - и вспоминает, что когда-то уже объясняла нечто подобное (Леро)\n-\nУ Твайлайт после видения гибели Кимеринна появились морщинки возле глаз</text:p>
      <text:p text:style-name="P1"/>
      <text:p text:style-name="P1">-\n\n\nДень с Рэйнбоу Дэш\n\n\nЯ подошёл к библиотеке без десяти десять. Вокруг никого не было и я решил зайти в библиотеку поздороваться с Твайлайт.\n- Привет! Куда это ты собрался? - Прозвучало из листвы, как только я взялся за ручку двери. С ветки на землю спланировала Рэйнбоу Дэш.\n- Она ещё спит. Вчера пересидела за книгами. Не стоит её будить. - Кивнула пегаска на дверь. - Ну, пошли?\n- Пошли, Рэйнбоу Дэш. А куда?\n- Слушай, зови меня Дэш. А то и мне придётся звать тебя полным именем, а я этого не выношу.\n- Договорились, Дэш. Так куда мы идём?\n- К \u003c \u003e водопаду. Там здоровски красивое место.\n- А я думал, ты хочешь показать мне Понивилль.\n- Да ладно, - засмеялась пегаска, скосив на меня смущёную мордочку, - я пошутила. После Пинки мне нечего тебе показывать в Понивилле. Но есть несколько местечек за городом, которые знаю только я и в которых <text:soft-page-break/>дух захватывает.\nДэш повела меня из Понивилля вдоль железной дороге.\n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под кофе или жевательная резинка, валяющиеся где-нибудь на обочине. Хотя всё это здесь употреблялось, как и многое другое.\n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n- Макс, - нарушила молчание Дэш, - тебе никогда не приходило в голову, что некоторые вещи, которые ты, вроде, видишь впервые, на самом деле уже встречал когда-то? Только не помнишь, когда?\n- Дежа вю? Ты об этом?\nЧто? Какое ещё дежавю?\n- Ложные воспоминания. Ты помнишь о чём-то, чего на самом деле никогда не было.\n- Хм. Может, и дежавю… Может… А если всё же было? Но ты не помнишь когда и как?\n- Дэш, не говори загадками. Если хочешь услышать внятный ответ, задавай внятный вопрос.\n- Не готова я… задать внятный вопрос. - Пробормотала пегаска. - Нам туда.\nДэш указала на тропку, уводящую от путей в молодой берёзово-кленовый лесок.\n- Ну-у-у, так мы до вечера не дойдём. - Недовольно заметила Дэш через пару минут. - Пробежимся?\n- Из меня бегун тот ещё. <text:s/>Я проплыть могу больше, чем пробежать.\n- Давай попробуем. Летать-то ты всё равно не сможешь.\nИ мы побежали. Точнее, Дэш потрусила бойкой рысью, а я старался не отставать от неё, тяжёло шаркая мокасинами. \nПостепенно дышать становилось всё труднее, а ноги были всё тяжелее.\n- Всё, Дэш. Я больше не могу.\n- Ты шутишь? Мы и полмили не пробежали.\n- Понимаешь, бег - не моя сильная сторона. Никогда не умел долго бегать.\n- Как же ты жил тогда? - недоумённо уставилась на меня пегаска.\n- Да ладно, я уже знаю, что у вас сидячий образ жизни - скорее исключение, чем правило. У нас - наоборот.\n- Ничего себе “скорее исключение, чем правило”, - удивлённо повторила Дэш. - Да у нас это такое же исключение, как нелетающий пегас! Какое уж там “правило”! Дискорд, что же нам делать? Так мы не успеем…\n- Мы можем вернуться. А это место ты покажешь мне в другой раз. Выберемся туда в двухдневный поход.\n- Нет уж! Никаких “вернуться”. Если вернёмся, то никогда уже там не побываем. - Серьёзно заявила Дэш. - Уж поверь мне. Вот что. У тебя передние лапы - те, которые с пальцами, - сильные?\u003cCначала описать попытку усесться сверху. На первой попытке Макс поранился об брошь в гриве РД в виде радужной молнии\u003e Сможешь меня удержать?\n- Ты про руки, что ли? Смогу. А зачем?\n- Тогда держи меня. За задние ноги.\nИ Дэш поднялась в воздух, зависнув на высоте примерно двух метров.\n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1"/>
      <text:p text:style-name="P1">-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 Начала оправдываться Дэш.\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n- Ну да, не сообразила сразу насчёт баланса, - рассмеялась пегаска, вставая на ноги. - Попробуем ещё раз. Но сейчас хватайся одновременно за переднюю и заднюю ноги. И обязательно по диагонали!\n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n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nМы неслись так минут пять и у меня уже начали деревенеть кисти рук.\n- Ю-у-у-у-ху-у-у-у!!! -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n\n-\nДэш расплачивается за Макса в кафе. <text:soft-page-break/>Когда тот спрашивает, почему она и Пинки платят за него, Дэш, вместо ответа, говорит:\n- Пинки? - Дэш сморщила нос. - Я скажу ей, чтоб больше не платила.\n-\n\nХотя за то немногое время, что мы провели вместе, я понял, что ожидать от голубой пегаски предсказуемости -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nВода оказалась прохладной, как на пляже в финской Суоменлинне в августе. И такой же прозрачной.\n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 скажем, 35-40 метров (на 50 я без дыхательной подготовки давно не замахиваюсь, а о 75-ти уже даже и не вспоминаю), но в такой воде - только 25-ть. Одежда, правда, мешает. А ещё воротник за что-то зацепился… Оп-па!\nКак пишут в банковско-кредитных договорах, “обстоятельство непреодолимой силы” ухватило меня за воротник ветровки и выдернуло по пояс из воды на воздух.\n\nДэш, отчаяно молотя мокрыми крыльями, тащила меня к берегу. Брызги летели во все стороны. Воротник в её зубах потрескивал, но держался.\n- Ф-р-р-р. Тьфу! Бр-р-р.\nДэш выплюнула меня на берег и сама упала рядом.\n- Что ж? Ты? Не? Сказал? Что? <text:s/>Не? Умеешь? Плавать? - В промежутках между вздохами процедила Дэш.\n- С чего ты взяла? Я умею.\n- Ты ушёл под воду! И не выныривал! - От возмущения пегаска даже забыла дышать.\n- Я не выныривал, потому что решил поплавать под водой. Я, вообще, это дело люблю.\n- Что??! И ты не предупредил меня?!! Знаешь, как я испугалась?!! Ни одна пони без магии столько под водой не продержится!!\n- Ну, знаешь ли, ты же не предупредила, что меня ждёт купание в озере? Поэтому я не успел предупредить тебя.\n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n- Да. Это я виновата. Я дура. Извини, - тихо пробормотала Дэш. Было видно, с каким трудом даются ей эти слова.\nМне стало смешно. Я уселся рядом, притянул её шею к себе и взъерошил ей мокрую чёлку.\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n-\nВ Кантерлоте Макс присутствует на церемонии прощания с Кимеринном\n-\n\n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1"/>
      <text:p text:style-name="P1">Что я и сделал.\n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n- Ух ты! - От открывшегося вида захватило дух.\n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n- Как тут…\n- Красиво, правда? - Дэш отследила мой взгляд и кивнула.\n- Красиво - это не то чувство. Тут чудесно! Просто слов нет…\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n- А сейчас? Сейчас у тебя есть такое чувство?\n- Сейчас мне хочется, чтобы ты это видел. Не знаю почему. То есть, не совсем чтобы не знаю. - Дэш отпрянула и посмотрела мне в глаза. - У меня такое чувство, что мы уже хорошо знаем друг друга. Но я никак не могу вспомнить, когда и где мы познакомились. Может, ты помнишь?\nЯ покачал головой.\n- Это исключено, Дэш. Я никак не мог повстречаться с тобой в своём мире.\n- Да? Странно. Откуда же это чувство, будто я тебя знаю? - Пробормотала пегаска. - Может быть… Слушай, да ты же замёрз! Весь дрожишь!\nМне и вправду было холодно. Хотя ясно светило солнце, мокрая одежда и ветер, задувающий под крыло пегаски, не давали согреться.\n- Тебе надо просушить шерсть. Снимай-ка одежду! - Скомандовала Дэш.\n- У меня нет шерсти. Хотя ты права, одежду нужно просушить.\nЯ прошёл в густые заросли ивняка и развесил одежду по веткам, <text:soft-page-break/>предварительно отжав. Пару часов на солнце и ветру - и она из мокрой станет влажной. А к вечеру её уже вполне можно будет одеть.\n- Куда это ты спрятался? - Заросли вербы раздвинулись, пропуская пегаску.\n- Оп-па! М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nДэш удивлённо наблюдала за этой суматохой.\n- Ты чего? - В конце-концов озадаченно спросила она. - Что-то не так?\n- Не так, - пробормотал я. Мне, наконец, удалось стащить с куста ветровку и теперь я завязывал её вокруг талии на манер набедренной повязки.\n- А с кем не так? Со мной? С тобой? Или вообще? - Допытывалась пегаска.\n- Наверное, со мной. - Я завязал рукава куртки за спиной и вышел из-за куста. - Видишь ли, у нас, у людей, не принято находиться без одежды в обществе других… людей.\n- Ну и?\n- Гм… Думаю, это правило можно распространить и на любых других разумных существ… Просто в моём мире их нет, потому подразумеваются только люди.\n- А какой смысл в этом правиле? Какую цель оно преследует?\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n- Я знаю, что такое социальное табу, - важно кивнула Дэш. - У нас они тоже есть. Например, не принято спариваться или оправляться в присутствии других. Этим мы отличаемся от неразумных животных.\n- Вот видишь, ты меня правильно поняла. Описанные тобой табу у нас, кстати, тоже есть.\n- Но, с другой стороны, - продолжала пегаска, подходя ко мне поближе, - табу на хождение без одежы у нас нет. И было бы смешно, если б оно было - далеко не у каждой пони есть деньги на покупку наряда. Так что не парься с этим табу, - Дэш подошла вплотную, - Эквестрия вовсе не твой мир. А будешь ходить в мокрой одежде - простудишься!\nС этими словами она просунула шею мне за спину и дёрнула зубами за узел из рукавов куртки. Узел ослаб.\n- Дэш!.. Блин! - Я попытался удержать куртку руками, но пегаска, не выпуская рукав из зубов, резко мотнула головой. "</text:p>
      <text:p text:style-name="P1"/>
      <text:p text:style-name="P1">От рывка я сел на песок, выпустив куртку. Дэш закинула её повыше на куст и повернулась ко мне.\n-\nАликорны - элементали. Они воплощают в себе какую-либо сторону чаяний и настроений сообщества пони. Анакорн - супераликорн, элементаль всего мира\n-\n\n- Ты так смешно выглядишь, когда пытаешься спрятаться. - Пегаска, немного наклонив голову, наблюдала за моими попытками скрестить ноги и обнять колени руками. - Ты выглядишь как Флаттершай, когда её попросили спеть на празднике \u003c \u003e.\nЯ не ответил.\nПегаска подошла поближе и села, прижавшись тёплым боком ко мне.\n- Ты молчишь. Я опять рассердила тебя, да? У меня постоянно с этим проблемы. - Дэш напряжённо смотрела в одну точку прямо перед собой. Её шерсть не могла скрыть мелко дрожи. - Подруги давно привыкли, но со всеми остальными -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nПегаска участливо попыталась просунуть нос мне под руку, пытаясь оторвать моё лицо от колен.\n- А-ХА-ХА-ХА-ХА!!! - я таки разогнулся, не в силах больше сдерживаться. Дэш обалдело уставилась на меня, челюсть у неё отвалилась.\nЯ в ответ облапил её и уткнулся носом ей в шею, заодно вытерев об неё слёзы смеха.\n- У тебя оригинальный способ исповедаться, Дэш, - наконец закашлялся я. - Затащить в укромное местечко, попытаться утопить, а под конец сорвать штаны и… - тут Дэш сама прыснула от смеха.\nВдоволь отсмеявшись, Дэш ткнула меня носом в грудь и спросила:\n- И?\n- Что “и”?\n- Ты сказал: “ А под конец сорвать штаны и…” - вот я и хочу знать, что “и”?\nЯ смутился.\n- Да ничего… Не бери в голову.\n- А я хочу брать! Какой ты всё-таки… - Дэш встала, потянувшись сначала передней половиной, потом задней.\n- Какой?\n- Скучный - вот какой! - С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n- Короче, решай. - Её нос почти касался моего. - Или я тебя отношу сейчас обратно в Понивилль и мы обо всём забываем, или ты… мы… в общем, ты понял? Или мне сказать по слогам?\nЯ глядел на пегаску и не мог поверить, что она мне предлагает…\n- Дэш, ты..?\n- Да, Дискорд тебя забери! Я предлагаю тебе ЗА-НЯТЬ-СЯ СЕК-СОМ со мной! - Почти зло отчеканила пегаска. - Я хочу, чтоб ты покрыл меня!\nЯ просто смотрел на неё и молчал. В голове было пусто.\nДэш фыркнула мне в лицо, подняла голову и отвернулась. Я <text:soft-page-break/>понял - ещё мгновение - и она уйдёт. И за это мгновение я принял решение.\nК чёрту всё!\n- Дэш!\n- Да? - как-то тихо и печально отозвалась пегаска, снова наклонившись ко мне.\nЯ привстал на локте, притянул её голову к себе и поцеловал.\nМедленно, как в замедленной съёмке, сгибая ноги, Дэш опустилась на меня, издав протяжный вздох и расслабив крылья.\n- Ты извини, я туплю. Не потому, что ты мне не нравишься. Просто для меня это необычно - ты же пони, а не человеческая девушка. Признаюсь, я не ожидал услышать такое предложение от тебя.\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n- Ничего себе!\n- А ты как думал, откуда взялись пони-пегасы и пони-единороги?\n- Я думал, они всегда были.\n- Не всегда. Пегасы произошли от земных пони и грифонов. Пони-единороги - от земных пони и диких единорогов.\n- А что это за дикие единороги?\n- Сейчас они почти не встречаются. У них хвосты как у льва - с кисточкой на конце. И раздвоенные копыта.\n- А аликорны от кого произошли? От пегасов и единорогов?\n- Нет, - отрицательно покачала головой Дэш. - Никто не знает, как появились аликорны. Одно я знаю точно: если единорог спарится с пегасом, аликорна не получится.\n- Что ж, спасибо, что просветила. Однако…</text:p>
      <text:p text:style-name="P1"/>
      <text:p text:style-name="P1">- Что?\n- Ты лежишь на мне.\n- Ну да, лежу, - Дэш ехидно улыбнулась и заёрзала животом. - А что?\n- А то, что в таком положении я до тебя не достану! У тебя слишком высоко расположена... ммм… анатомия.\n- Потерпи чуть-чуть, - пегаска хихикнула и снова заёрзала животом, прижав его ко мне. - Мне прикольно тебя ощущать своим вымечком.\n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n- Дэш, - прошептал я, - я перестаю себя контролировать. Ещё немного - и кончу. Тебе же ничего не останется.\u000bПегаска замерла и прикоснулась своим носом к моему.\n- Я чувствую тебя, - промурлыкала Дэш. - Видишь, это совсем не страшно, что я кобыла не твоего вида.\nЯ начал почёсывать её шею у основания гривы. Её грива щекотала мне грудь и я перебросил её на другую сторону.\n- Не страшно. Но чертовски необычно.\n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n- Никак не могу понять, как вы, пони-пегасы, держитесь в воздухе с помощью таких относительно небольших крыльев? А ты, вдобавок, ещё и тащила меня.\n- Эт-то магия-а-а-а. - Тяжело дышала пегаска. - Фактическая поверхность крыльев с помощью магии увеличивается в несколько раз. И... м-м-м… силы отталкивания хватает на то, чтобы… уффф... -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Чтобы поднять в воздух вес своего тела и ещё примерно такой же… - прошептала пегаска и закрыла глаза, уткнувшись носом мне в предплечье. Дыхание у неё стало прерывистым.\n- А как вы удерживаетесь на облаках? Ведь вы при этом не машете крыльями? - Мой палец блуждал под хвостом у Дэш, и то, что он там находил, приводило меня в сильнейшее возбуждение. Контролировать себя становилось трудно.\n- Макс, не издевайся, - пегаска нервно хихикнула и вдруг стала нежно, кончиками губ, жевать мочку моего уха. - Я не-мо-гу думать в та-ком… ммм… состоянии.\n- Дэш, - рассмеялся я, - отпусти ухо!\n- Отпускаю, - шепнула пегаска мне в ухо. - А ты вытаскивай из меня палец и займись делом.\nС этими словами пегаска встала.\n…\nПоследние полчаса мы просто лежали на пляже и нежились под вечерним солнцем, когда Дэш вскочила на ноги.\n- Мы опаздываем! Рэрити назначила на восемь часов вечера у Твайлайт!\n-\nР/Д отправляется в сон до Рэрити и там вспоминает Леро/Листа.\n-\nПока я одевался, пегаска в нетерпении рыла копытом землю.\n- Оделся? Хватайся! - Дэш подпрыгнула и зависла у меня над головой, давая схватиться за ноги.\nИ мы понеслись…\n\nСон Рэрити\n… в огромном пустом пространстве, а меня окружают звёзды, - рассказывала Рэрити, когда мы с пегаской вломились в библиотеку.\n- Привет Макс. - Кивнула она мне.\nРэрити перевела взгляд с меня на взъерошенную пегаску и недоверчиво сморщила носик.\n- Боже, какие страсти! - прошептала она.\nТвайлайт кивнула нам, приглашая к столу. Рядом сидела Пинки и ещё две незнакомых мне прежде пони - Эпплджек и <text:soft-page-break/>Флаттершай. Крепеньк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n- Ну так вот, - продолжила Рэрити, - в этом космосе вдруг появилась звёздочка...\n\n-\nВкратце суть сна Рэрити.\nОна проснулась в мире Терры веб-дизайнером. И мир Эквестрии ей только снился - и быстро начал забываться. Т.е. мир Эквестрии - всего лишь сон терранского парня (девушки?)\n-\nк экрану - очередь из пони (пони пропадают из Эквестрии). В очереди близко к экрану - Селестия. Рэрити - без очереди (у неё - билет-пропуск от Индрэ).\nРэрити проснулась парнем, т.к. в Эквестрии - матриархат, роль терранских мужчин там несут кобылы.\n\nВ конце-концов Макс проснётся на Земле, всё это ему приснится и он быстро забудет этот сон. По стопам этого сна он напишет книгу</text:p>
      <text:p text:style-name="P1"/>
      <text:p text:style-name="P1">-\n\n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n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nПриблизившись к сфере, Рэрити, наконец, рассмотрела, что светлячки - это светящиеся силуэты пони. От пони к пони тянулись пульсирующие нити, связывая их воедино.\n“Как интересно” - подумала единорожка. “Немного похоже на светлячков в огромной паутине. Что это может быть?”\n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n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 \nНаконец она собралась с духом и прыгнула в матовую гладь.\n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nВнезапно он открыл глаза и посмотрел на экран. В глазах его отражалась цепочка пони, как у прыгнувшей за миг до того в экран пони.\nРябь экрана разглаживалась, он постепенно становился непрозрачно-матовым. Так же угасало отражение светящейся цепочки в глазах у юноши.\n\n-\nВлад рассказывает Максу о своём сне - как он был поняхой, а потом проснулся в мире Терры\n-\n\n-... я слишком приблизилась к экрану и меня стало тянуть к нему. Пони, ждущий своей очереди, еле увернулся от меня - так быстро я неслась к экрану, - возбуждённо говорила Рэрити, - но тут… - она запнулась.\n- Да? Что “тут”? - Твайлайт была вся внимание.\n- Тут я проснулась.\n- О, понятно. Я была вынуждена прервать ваше сновидение, так как Макс очень плохо выглядел. - Объяснила Твайлайт. - В твоих манекенах в бутике больше жизни, чем тогда было в нём - она указала копытом на меня. - Но даже то, что ты успела увидеть, очень интересно. Сфера из светящихся пони - это, конечно же, Эгрегор Эквестрии. Место, откуда берутся и куда уходят все пони (\u003cсогласовать с тем, что говорил Анакорн о Р/Д\u003e). Об этом Эгрегоре пишется в книге Изменчивой Магии. То, что Рэрити удалось его увидеть - невероятно! До неё это удалось всего лишь четырём величайшим магам Эквестрии. Теперь я понимаю силу заклинания Двойного Сна!\nДвайлайт в возбуждении ходила кругами по читальному залу.\n- Та цепочка пони, уходящих в экран… Рэрити, опиши, пожалуйста, что ты видела за экраном? Как можно более детально.\nЕдинорожка наморщила лоб, вспоминая.\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n\n-\nобоснование сна для Р/Д. РД видит несколько вариантов историй с Mane6 - и с собой + Леро - намёк на несовместимые фанфики\n-\nПинки видит кошмар (кексики) и сходит с ума. И ещё она видит как Селестия стала Матрицей (подпрограммой Нексуса)\n-\n\n- Хммм… - Твайлайт в задумчивости остановилась перед одной из полок. -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n- И самое главное… - Рэрити задумчиво потерла висок. - В той очереди, совсем близко к экрану стояла она…\n- Кто - она? - повернулась Твайлайт.\n- Её Высочество, принцесса Селестия...\n-\nПодходя к замку Принцесс, Дэш <text:soft-page-break/>рассказывает Максу обо сне, который она утаила - с Леро.\n-\n\n- Кто следующий готов рассказывать?\nПинки дёрнулась на месте, но промолчала.\n- Я расскажу, - шагнула вперёд радужная пегаска. - Хотя вряд ли ты узнаешь что-то полезное. Там галиматья какая-то…</text:p>
      <text:p text:style-name="P1"/>
      <text:p text:style-name="P1">-\nСон РД:\n...Неприятный зудящий звук, включается картинка. /сюжет из праздника падающих листьев (РД наблюдает саму себя) - original story - переходит в Fallout Equestria. Fallout переходит в “Последний Фанфик”, после чего все картинки сливаются в размытое изображение сферы из светящихся точек - Эгрегора Эквестрии. Сфера рябит и дрожит, её изображение двоится, троится и множится.\n-\nПосле рассказа РД рассказывает Пинки. При расказе становится ясно её безумие - она становится Пинкаминой из-за её сна - “Кексиков”. Также она видит во сне центр Эгрегора Эквестрии - Селестию. И она видит, как Селестия превращается в набор цифр и уходит в экран - в мир Терры.\nПосле чего происходит исчезновение Селестии. Макс + Шестёрка (без Пинки и Рэрити -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nВ мире Терры они ищут Селестию. В конце-концов Макс находит её в кибермозге -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 Эгрегором Эквестрии. После чего пееренос на Землю на 10 лет назад. Начало написания “Последнего фанфика”.\n-\n\n- Ну ладно, посижу ночью над книгами. Кто следующий? -Твайлайт посмотрела на Пинки, но та только тёрла копытом висок и морщила лоб, словно пытаясь что-то вспомнить.\n- Я расскажу, - шагнула вперёд радужная пегаска. - Хотя вряд ли ты узнаешь что-то полезное. Там дискордовщина какая-то…\n\n\nПервый сон РД. Рекурсия\n\nРэйнбоу Дэш проснулась от настойчивого лучика, прорвавшегося сквозь облачные занавески и заглядывавшего ей прямо под чёлку.\n- У-у-у - промычала пегаска и попыталась спрятаться от него под одеялом. Но тут зазвонил будильник и остатки сна улетучились.\nС размаху заставив проклятую машинку замолчать, Дэш принялась вспоминать, по какому поводу она выставила будильник вчера.\n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nВ библиотеке Твайлайт уже беседовала с Рэрити и Пинки, одновременно перелистывая толстый фолиант.\n- Странно, я думала, буду последней. Ведь я опоздала на двадцать минут, а Флатти и Эй-Джей не любят опаздывать.\n- Он не прийдут. - Твайлайт закрыла фолиант и аккуратно вернула его на полку. -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nВ этот момент дверь в библиотеку открылась и в проёме показался Он.\n\n-\n… В открывшемся шкафчике я увидел ряд вычурных бутылок и пузатых графинчиков. Их содержимое не вызывало у меня никаких сомнений.\n- Иногда хочется забыться, - перехватила мой взгляд Селестия, - а от сидра “улетаешь” не так далеко. И выпить его нужно намного больше, чем вина. После <text:s/>этого возникают определённые… хм… неудобства.\n- А водку у вас принято пить?\n- Некоторые употребляют. Но правительница Эквестрии, пьющая водку - это уже черезчур. - Засмеялась Селестия. - Не то, чтобы я не смогла справиться с последствиями опьянения, но поползут слухи, кривотолки… Со сплетнями не смогу справиться даже я.\n-\n\n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n- Знакомься, Макс, - начала представлять человека Твайлайт. - Это Пинки Пай…</text:p>
      <text:p text:style-name="P1"/>
      <text:p text:style-name="P1">- Очень приятно, Макс.\n“ Макс? Его зовут Макс? Я помню его под другим именем. У него было двухсложное имя. Не помню…”\n- Рэрити. - Твайлайт представила светло-серую единорожку, которая <text:soft-page-break/>чуть склонила голову в приветствии.\n- Макс. - Кивнул ей в ответ человек.\n“И волосы у него были длинные… И была шерсть на лице… Но глаза - глаза те же…”\nМакс повернулся к ней.\n- Рэйнбоу Дэш. - Представилась Дэш, всё ещё пытаясь вспомнить нечто ускользающее.\n- Макс. - Закончил представляться человек.\n“Леро! Его звали Леро!”\nКартинка перед глазами Дэш поплыла…\n\nВторой сон РД. Праздник опавших листьев\n\n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n- Ну это мы ещё посмотрим, - сцепив зубы, зло прищурилась пегаска.\n\n\nТретий сон РД. Fallout\n\n\n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nОстрая боль уже давно превратилась в тупую, лишь изредка напоминая о себе, когда крыло встречало неровности почвы.\n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n“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nТут Дэш заметила, что перестала чувствовать боль. Она выгнула шею и, присмотревшись, обнаружила две маленькие дырочки на крыле.\n“Проклятье! Когда же он успел меня зацепить?” - холодея, подумала Дэш. Онемение поднималось по крылу всё выше… (добавить подробности самоубийства - Дэш идёт на него, чтобы не стать зомби. Она, несмотря на боль и сломанное крыло, взлетает и разбивается)\n\n-\nКонцепция абсолютного зла. Вычеркнуть кого-то из бытия.\nПока идёт борьба за вычёркивание - это вычёркивание является злом. Но когда вычёркивание произошло, зло исчезает - т.к. вычеркнутого никогда не было, о нём никто не знает. Никто - даже вычёркивающий\n-\n\n\nЧетвёртый сон РД. Объединяющий\n\nРэйнбоу Дэш встала и посмотрела на застывшее внизу тело.\n“Значит, всё. Вот как это бывает.”\nОна расправила левое крыло.\n“По-крайней мере, я снова могу летать. Пусть и в Мире Зелёных Лугов”.\n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n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кловека Рэрити, Пинки и радужной кобылке - ещё одной копии Рэйнбоу Дэш.\n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
      <text:p text:style-name="P1">От множества проносящихся перед глазами сцен у РД начала раскалываться голова. Она отчаянно забила крыльями, набирая высоту.\nОна поднималась в чёрноту пространства, а мир под её крыльями сформировался в гигантскую сферу, образованную светящимися точками. Эта сфера лихорадлочно дрожала, троилась и рябила, ка изображения РД до этого. Казалось, сфера хочет разлететься на тысячи подобных сфер, но какая-то сила удерживает их вместе…\n\n***\n\n- А дальше ты спихнула меня с него и стала приводить его в чувство. - Закончила рассказа Рэйнбоу Дэш.\n- Хм. Несколько эпизодов, включая рекурсивный сон. И опять сфера из светящихся точек. - Отметила Твайлайт.\n- Что такое <text:soft-page-break/>“рекурсивный сон”?\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 Повернулась Твайлайт к розовой земнопони.\nПинки не ответила. Она то копыта к глазам, то принималось яростно тереть виски и трясти головой.\n- Пинки, что с тобой? - Твайлайт склонилась над розовой пони. - У тебя волосы распрямились. И поседели.\n- Как поседели?! - Воскликнула Рэрити, тоже склоняясь над Пинки. - Дорогая, но ты слишком молода для седины! Я могу порекомендовать тебе очень хороший лосьон…\n- Дайте ей рассказать сон, - протиснулась между подруг РД. - Что ты…\n- А-а-а!!! - Пинки тонко вскрикнула и затряслась, глядя на РД полными ужаса глазами.\n- Ты чего? - Удивилась РД.\nПинки свернулась калачиком на полу, обхватив голову и, закрыв глаза, принялась бормотать скороговоркой.\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n- Пинки, дорогая, успокойся, - успокоительно проворковала Рэрити, заслонив РД и принявшись обтирать ей лоб влажным полотенцем, - что бы это ни было, оно уже прошло. Ты проснулась.\n- Если тебе тяжело вспоминать сон, не мучайся, - обратилась Твайлайт.\n- Мне не тяжело, - пробормотала Пинки. Вид Рэрити её явно успокаивал. -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n- Постой-постой, Пинки. Кто - она? Какое облако? Какая открытая дверь? - Запуталась Твайлайт.\n- Там была дверь. Неподалёку от шара. Или окно - не помню. В него прыгали пони из шара. И туда улетела Она в виде облака цифр. - Пинки растерялась и наморщила лоб, пытаясь вспомнить.\n- А кто такая “Она”? - не выдержала Дэш.\n- А-а-а-а-а!!! - Пинки бросила взгляд на РД и забилась в истерике. - Дэш, пожалуйста, я не хотела! Это не я, я не могла! Просто не могла, пойми! Прости меня! - Розовая кобылка в беспамятстве опустилась на пол, закрывая глаза копытами.\n- Это неестественные страдания. - пробормотала Твайлайт. - Пинки никогда не впадала в отчаяние НАСТОЛЬКО глубоко. И по такому пустячному поводу, как какой-то сон.\n- Бедняжка, - прошептала Рэрити, - у неё сейчас вид как у \u003cсумасшедшей кобылы\u003e, когда та пытается спрятаться от полной луны. Я пойду, отведу её в госпиталь. Мне кажется, в ближайшее время ей понадобится уход.\n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n- Мда. - Твайлайт беспомощно уставилась в закрывшуюся дверь. - Индрэ не предупреждал о таких последствиях \u003cдобавить сочувствия\u003e.\n\n\u003cПосле этого случая Тавйлайт решает прекратить сеансы двойного сна. Сеанса с ЭйДжей и Флатти не будет\u003e\nИсчезновение Селестии\n\n- И в твоём мире нет пони-пегасов и пони-единорогов? Есть только земнопони? - допытывалась РД.</text:p>
      <text:p text:style-name="P1"/>
      <text:p text:style-name="P1"/>
      <text:p text:style-name="P1">- По большому счёту, земнопони тоже нет. Наши пони и лошади неразумны. И в них нет ни капли магии…\nМы с РД допивали кофе в \u003cкафе ...\u003e.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РД отдались чувству единения, охватившему нас, и просто жили, как живётся…\n- Ну хорошо, а кто вами правит? Аликорн? Драконикус? Какой-нибудь человек с рогом во лбу? Или у вас нет правителя?\n- Нет, почему? Правитель есть. Только он не постоянный. Его избирают. Раз в несколько лет.\n- Но это же полная ерунда! - Воскликнула РД. - С какой стати он будет заботиться о королевстве как о своём, если будет знать, что через несколько лет оно будет не его?\n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 стратегия моих действий будет кардинально отличаться…\nСосредоточиться мешал шум. Сначала это была тихая дробь на грани слышимости, но постепенно она переросла в звонкое <text:soft-page-break/>цоканье.\n- Хм. Узнаю походку Твайлайт. Что-то случилось. - заметила РД.\nИ впрямь, на запыхавшейся единорожке лица не было.\n- Она исчезла!!! - Твайлайт не могла отдышаться.\n- Кто - она??? - Хором воскликнули мы и переглянулись.\n- Прин-цес-са Се-лес-ти-я! - По слогам отчеканила Твайлайт. - Только это между нами. Государственная тайна. Нас вызывают в Кантерлот.\n- Ну и дела, - покачала головой РД. - Я слетаю за остальными. Мы ещё успеем на вечерний поезд.\n- Никаких поездов. Луна прислала за нами воздушную колесницу. Созывай подруг. Собираемся у меня в 18.00.\nКолесница приземлилась прямо на открытую площадку замка. Не мешкая ни секунды, стража проводила пассажиров в покои принцессы Луны.\n- Рада видеть вас, мои дорогие, - поприветствовала Луна кобылок. Я удостоился едва заметного <text:s/>кивка. - А где элементы Щедрости и Веселья?\n- Рэрити осталась ухаживать за Пинки. Та очень больна, - выступила за всех Твайлайт. - Что произошло? Стража сказала нам…\n- Увы, они не солгали. Моя сестра пропала вчера утром. Стража видела её накануне вечером, но утром нашли только примятую постель. Я знаю, - тут Луна повернулась ко мне и с едва заметным сарказмом продолжила, - 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nЯ покачал головой.\n- Не могу ничем помочь. Я знаю не больше твоего.\nЛуна как будто ожидала такой ответ.\n- В таком случае мне понадобится твоя помощь - Луна кивнула Твайлайт. - Ты была её ближайшей и лучшей ученицей и, я надеюсь, поможешь понять мне, где она находится сейчас.\n- Приложу все усилия, Ваше Высочество. Но мне понадобится провести некоторое время в библиотеке Кантерлота.\n- Сколько понадобится, дорогая. Но поторопись, у нас очень мало времени. Скоро пони прознают об пропаже и начнётся паника. И самое плохое - могут начаться трения с некоторыми недружелюбными соседями.\n\nПоиск решения\n\n\n- Она сидит там уже четвёртый день! На ней мордочки нет! И глаза круглые, что твои тарелки, - Эпплджек ворчала себе в кружку, изредка отхлёбывая содержимое.\n- Нам нужно вытащить её из библиотеки! - РД тряхнула гривой - Хорошая встряска на чистом воздухе с друзьями ей не повредит.\n- Но Твайлайт просила не беспокоить её в это время, - робко <text:s/>встряла Флаттершай. - Очень просила не беспокоить.\nВ этот момент в воздухе прозвучал хлопок, и у меня перед носом возник небольшой свиток, исписанный каллиграфическим почерком.\nСвиток плавно опустился мне в руки.\n“Дорогой Макс! Пишу тебе у больничной койки Пинки Пай. Нашей дорогой забавнице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 оказывается, он просто млеет от этого). Он поможет мне с доставкой письма.</text:p>
      <text:p text:style-name="P1"/>
      <text:p text:style-name="P1">"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n\n***\n\n- Нет сомнения, принцесса Селестия сейчас находится в мире Макса. Что-то или кто-то забрал её туда. - Твайлайт взволнованно ходила взад-вперёд по коврику перед троном. -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n- У нас нет волшебников, - возразил я.\n- Волшебники есть везде, - безаппеляционно заявил Дискорд, - и совершенно неважно, как они называются.\nСпорить со старым змеем было сложно, поэтому я переключил внимание на Твайлайт.\n- Даже если Селестия и в моём мире - как мы попадём туда? И как вернёмся назад? - произнеся эту фразу, я с удивлением понял, что “назад” для меня уже является Эквестрией, а не Террой.\n- Как раз попасть туда не проблема, - подала голос Луна. -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 Дискорд начал чертить схемы прямо в воздухе.\n- А как мы узнаем, когда будет нужное время? План ненадёжен. - Засомневалась Луна.\n- Ерунда какая, не придирайся к моему гениальному плану! - отмахнулся <text:soft-page-break/>Дискорд. - Вернём их через три месяца. Этого времени на поиски с головой хватит.\n\u003cКак Луна, Твайлайт и Дискорд через месяц будут пробираться к замку Принцесс, если к нему уже сейчас пройти почти невозможно?\u003e\n\u003c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n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 Луна создаёт обратный коридор в срок. \u003e\n\nПоход к замку Принцес-2\n\n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n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n- Смотри, вон та жестяная птица, о которой рассказывал Кимеринн. - Эпплджек указывала на зелёный холм со смутно просматриваемыми очертаниями. Из холма торчало под углом серебристо-серое крыло.\n",</text:p>
      <text:p text:style-name="P1"/>
      <text:p text:style-name="P1"/>
      <text:p text:style-name="P1">"- Это значит, что мы совсем близко от замка. От того остова замок должен быть виден, - прошептала Луна.\nНа металлическом боку остова были отчётливо видны четыре вмятины - место торможения Кимеринна.\nИнтересный аппарат, - заинтересовался вдруг Дискорд. - Я тут полажу немного, - он, раздвинув зелёный полог вьющихся растений, скрылся в разломе обшивки.\nЯ внимательно осмотрел покорёженный остов. \n”...eing” - виднелось под листвой плюща.\n“Откуда здесь взялся рухнувший Боинг?”\n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nКобылки о чём-то спорили, в то время как стражники пытались нащупать брод.\n- Даже и не думай, Дэш! Это слишком опасно, тебя собьют тентаклианы! - Твайлайт отговаривала радужную пегаску от рискованного перелёта.\n- Да что со мной может случиться? Тут каких-то полминуты лёту! - Пританцовывала от нетерпения РД. - Они не успеют раздуплиться. Кажись, Кимеринн приукрасил свой отчёт.\n- Кимеринн погиб от тентаклиан, - тихо заметила Луна. - Ждите меня здесь. \n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nТяжело дыша, Луна вернулась.\u003cвысоко летать нельзя из-за молний\u003e\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nЕё голос заглушил протяжный стон металла.\nОстов самолёта выпрямился и, чуть приподнявшись над землёй, сразу же опустился.\n- Дискорд!!! - одновременно воскликнули Луна, Дэш, ЭйДжей, Флаттершай и я.\nИ действительно, за штурвалом <text:s/>сидел драконикус и что-то шептал себе под нос. Остов снова приподнялся и опять опустился.\n- У меня бы ни в жизни это бы не получилось, не помогай мне он. - <text:soft-page-break/>заявил Дискорд.\n- Кто - “он”, - спросила Луна.\n- Он, - Дискорд ткнул пальцем в приборную панель. - Эта штука просто умоляет меня помочь ей подняться в воздух, неужели вы не замечаете? Ах, ну да, вы же не видите тонкий мир! - Дискорд повернулся обратно к панели. - Ну же, помогите кто-нибудь старому змею!\n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n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n- Поворачиваем! Поворачиваем! - прохрипел Дискорд.\n- Как? - Твайлайт зажмурилась от напряжения.\n- Эта штуковина говорит, ей нужно наклонить крыло в сторону поворота! Все вместе - приготовились! Р-раз! Два!! Три!!! - С носа Дискорда на приборную панель капал пот.\nКабина медленно накренилась. Деревья поплыли вправо. \n- Выравниваем!!!\nКабина выровнялась. Сначала деревья, а потом водная гладь медленно проплывали внизу.\n- Вот так и держим. Эта железяка очень нам благодарна.\n- Скорее! Я долго не выдержу! Она слишком тяжёлая. - Твайлайт дрожала от напряжения.\n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n- Воздушная колесница не выдержала бы, - пробормотал Дискорд, прислушиваясь к гулким ударам. - Они стали намного сильнее с прошлого раза.\n- У меня нехорошее чувство, - внезапно заявила Луна. она стояла в напряжённой позе в глубине салона зажмурив глаза. Рог её легонько светился тёмно-фиолетовым. - Чем дальше мы летим, тем тревожнее.\n",</text:p>
      <text:p text:style-name="P1"/>
      <text:p text:style-name="P1"/>
      <text:p text:style-name="P1">"- Ничего не чувствую, - заявил Дискорд. - Тебе чудится. А даже если и нет, то вон уже виднеется донжон твоего замка. Через минуту мы прибу…. -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nФлаттершай тонко пискнула и забилась под сиденье. Эпплджек надвинула шляпу на глаза. РД,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nПоняв тщётность усилий, пегаска вернулась в самолёт. В закрытую ею дверь через секунду громыхнул тентаклиан.\n- Не сдаёмся! Этой мерзкой дряни не победить нас! - хрипел Дискорд.\n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u003cДугласа\u003e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n- Я больше не могу, - простонала Твайлайт и лишилась чувств.\n“Крррак” -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n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 помогают идти Твайлайт. Макс и Дэш - замыкающие! - Дискорд так органично вписался в роль командира, что даже сотворил себе на голове нечто в форме стилизованной фуражки.\n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u003cдвухмесячной\u003e давности осталось лишь направление движения.\nИ опять, как \u003cдва\u003e месяца назад, я стал отставать от отряда. Я проклинал свои лёгкие, но топот копыт основной группы постепенно удалялся.\nМне показался знакомым открывшийся корридор слева.\n- Тут можно срезать. Мы должны выйти к колонаде, ведущей к тронному залу, - кивнул я не оставлявшей меня РД. - Мы даже всех обгоним. Они же пошли в обход <text:soft-page-break/>внутреннего дворика.\nТопот копыт основной группы затихал за поворотом основного корридора. РД коротко кивнула и, пропустив меня в проём, потрусила за мной.\n Проклятие, бег -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nРД вытянула шею и навострила уши, прислушивась к затихающему топоту. Потом высоко подпрыгнула и зависла в воздухе.\n- Хватайся за ноги. - Скомандовала она.\n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n- Полегче на поворотах, Дэш! - прокричал я, впечатываясь ногами в очередную стену. Пегаска что-то начала отвечать, но её слова внезапно прервал хлопок. РД резко дёрнулась куда-то вбок. Я от неожиданности выпустил её ноги и по инерции полетел вперёд, достаточно жёстко приземлившись на каменный пол.\nПосле двух кувырков по камням гудела голова и саднило ушибленное плечо. \n- Дэш? Ты где? Дэш?\nДо меня донеслось тяжёлое дыхание и звуки борьбы из бокового прохода метрах в пяти позади меня.\n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n",</text:p>
      <text:p text:style-name="P1"/>
      <text:p text:style-name="P1"/>
      <text:p text:style-name="P1">"- Дэш!!! - Я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nНаконец она процедила сквозь зубы:\n- Всё. Уходи! - и с силой толкнула меня в грудь копытом, одновременно вырываясь из объятий.\n- Дэш! - С пола я увидел, как в петле тентаклиана с хрустом ломается её крыло.\nДэш застонала и у неё подкосились передние ноги.\n- Уйди! Не смотри на меня! - зло крикнула она мне.\n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nОчередной рывок сбил меня с ног.\nЯ очнулся от спёртого дыхания.\nДискорд, ругаясь сквозь зубы, волок меня под мышкой по коридору, по которому пять минут назад мы с Дэш догоняли группу.\n- Зачем ты смотрел, идиот? Если не можешь спасти и не можешь убить из милосердия - нужно уходить. А так ты и себя подверг опасности, и доставил лишнее страдание ей.\nЯ тупо смотрел на проносящиеся подо мной плиты. Мыслей не было никаких. Только воспоминания.\n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nЯ закрыл глаза и беззвучно закричал. Как сквозь сон мне слышались голоса.\n- Все приготовились? Луна, ты готова?\n- Да.\n- Твайлайт?\n- Да!\n- И я готов. Но есть проблема. С этим что-то нужно делать. Дэш ушла, и он наблюдал это. Сейчас он в прострации и сам перейти не сможет. Его нужно нести.\n- Дэш? Что с ней?\n- Нет времени объяснять. Тентаклианы просыпаются. Начинаем!\n- Начинаем!\n- Начинаем!\nМонотонный речитатив растворился во мраке, окружавшем меня. Сквозь плотно сжатые веки проникла вспышка магического света, после неё наступил мрак.\n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светящиеся сущности порхали вокруг таких сгущений, иногда подлетая к потоку и делая вокруг нас круги. \nПоток заканчивался окном неправильной формы. Через окно по мере приближения стали видны огни большого города. \nЭпплджек нырнула в проём первая. Флаттершай, прижав к себе ноги и прикрывшись крыльями, влетела вторая.\n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text:soft-page-break/>изогнувшись, попытался ринуться за мной, но его крылья уже затянуло в сужающийся проём и в следующий миг он весь скрылся в окне.\n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nЧеловек на койке резко открыл глаза и внезапно я узнал себя самого - обритого наголо, с трёхдневной щетиной и ввалившимися щёками. \n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nЯ не мог повернуть голову, но видел кончик радужной гривы, время от времени щекочущий мою щёку. Я пытался окликнуть Рэйнбоу Дэш, но из моих губ не донеслось ни звука. С огромной скоростью мы понеслись к затягивающемуся окну \u003cосновного потока\u003e и финальные метры я пролетел сам, по инерции. В последний момент я смог вывернуть шею, чтобы посмотреть назад.\n",</text:p>
      <text:p text:style-name="P1"/>
      <text:p text:style-name="P1">Там были лишь темнота и радуга, тающая в последних отблесках исчезающего коридора.\n\n***\n\nНевесомость, удар, чувство веса.\nЯ открыл глаза.\n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nМне ЭТО всё приснилось? Но таких ярких и длинных снов не бывает. А ЛСД я перестал баловаться два года назад. Да и не похоже это на трип.\nЯ поднял руку и обнаружил в ладони брошь в виде радужной молнии.\nСлабый звук заставил меня обернуться.\nДве нагие молодые девушки и мужчина во фраке лет сорока жались к стенке выходного тамбура.\n- Макс, - тихонько позвала одна из девушек. - Макс, это я, Эй-Джей! Мы почему-то стали людьми. Вот это - она указала на соседку - Флаттершай. А это - она указала на мужчину - Дискорд. Ты можешь нам помочь? Мы тут никого не знаем...\n\n{\nПоиски Селестии - сюжет:\n\nБазовое положение: Селестия физически находится на компе Влада в соседнем с максовым доме, в качестве этической подпрограммы к Нексусу.\n\nКратко:\n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n\nЭпизод 1:\n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n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n…\n\nИтого:\n\n\n\n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n\nЭпизод 3.5 (необязательный): День из жизни Дискорда (впечатления от нового мира, интерес путешествия, нежелание возвращаться).\n\nЭпизод 4: Эй-Джей рассказывает Максу о Флаттершай, о её тревожном состоянии - сильнейшей депрессии. Флатти отказывается есть и разговаривать.\n\nЭпизод 5: Макс показывает Флатти МЛП-мультики. Флатти безучастно смотрит их. <text:soft-page-break/>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n}\nТерра\nПрибытие\n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n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n","</text:p>
      <text:p text:style-name="P1"/>
      <text:p text:style-name="P1"/>
      <text:p text:style-name="P1">hunk = [{"ty":"is","s":"Я присел в коридоре, закрыв глаза.\nПолчаса назад это место было моим миром. Миром, где я родился, вырос и знал, что умру. Но те</text:p>
      <text:p text:style-name="P1">перь умирать в нём мне не хотелось. Да и жить, в общем-то, тоже. \nЕщё полчаса назад смыслом жизни для меня было дотянуть до отпуска и уехать куда подал</text:p>
      <text:p text:style-name="P1">ьше из города на пару недель. Как же теперь всё переменилось! Чёрт, не столько всё, сколько я сам переменился. Крохотный мирок из квартиры-дороги-работы</text:p>
      <text:p text:style-name="P1"><text:s/>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text:p>
      <text:p text:style-name="P1">алью и тоской. У меня появился смысл жизни и опять исчез. И я опять тут, где всё началось полчаса - и целую вечность - назад. \n\nГолоса из кухни свидет</text:p>
      <text:p text:style-name="P1">ельствовали, что эквестрийская компания не сидит на месте и вполне успешно разбирается с чайником и кофеваркой. Эпплджек, судя по всему, нашла кастрюли</text:p>
      <text:p text:style-name="P1">и начала что-то готовить. Дискорд исследовал холодильник.\n\nВот за них и стоит бороться. За них и всех остальных. РД погибла, но остались остальные. <text:s/>О</text:p>
      <text:p text:style-name="P1">стался тянущийся к небу чопорный Кантерлот, остался солнечный и приземлённый Понивилль, осталась Эквестрия. Я им нужен - поэтому жизнь продолжается. \n\</text:p>
      <text:p text:style-name="P1">n***\n\n– Итак, подведём итоги. - Дискорд удобно уселся в моём рабочем кресле, развернувшись к компьютеру спиной, и принялся загибать пальцы. - Что мы и</text:p>
      <text:p text:style-name="P1">меем?\nВо-первых, мы знаем, что принцесса Селестия где-то тут, в мире Макса. Примем это как данность, иначе нам просто не на что рассчитывать и надеятьс</text:p>
      <text:p text:style-name="P1">я. Будем считать, что мы правильно истолковали сон Пинки.\nВо-вторых, нам удалось, пусть и с определёнными потерями и отклонениями от первоначального пл</text:p>
      <text:p text:style-name="P1">ана, <text:s/>пройти в этот мир. - При этих словах Эпплджек закусила губу, а Флаттершай расплакалась. Они уже узнали от Дискорда о судьбе Рэйнбоу Дэш и первые п</text:p>
      <text:p text:style-name="P1">олчаса были безутешны, несмотря на отчаянные старания Дискорда.\nВ-третьих, – с нажимом произнёс Дискорд, стараясь заглушить эффект предыдущей фразы, –</text:p>
      <text:p text:style-name="P1">мы не знаем, где находится Селестия и как её искать. В этой связи очень удачно, что я оказался с вами.\nВ-четвёртых, через три месяца Луна и Твайлайт от</text:p>
      <text:p text:style-name="P1">кроют коридор в Эквестрию и нам нужно будет возвращаться, независимо от результатов поиска. Если, конечно, мы не планируем остаться тут навеки.\n– Посто</text:p>
      <text:p text:style-name="P1">й, – я оторвался от печальных мыслей, – в чём удача-то, что ты оказался с нами?\n– Видишь ли, мой друг, мы с Селестией давние… гм… знакомые. Очень давни</text:p>
      <text:p text:style-name="P1">е и очень близкие. Настолько близкие, что чувствуем присутствие друг друга, если находимся рядом. <text:soft-page-break/>Это чувство выработалось за годы охоты друг за дружкой</text:p>
      <text:p text:style-name="P1"><text:s/>в старые добрые времена. - Дискорд мечтательно зажмурился и покивал головой воспоминаниям. – Так вот, хочу тебя обрадовать, Макс. И вас тоже, девушки —</text:p>
      <text:p text:style-name="P1"><text:s/>вытрите слёзы. Я только что почувствовал присутствие принцессы. Она где-то неподалёку. Совсем недалеко. Мы не зря прибыли сюда, наши потери не были нап</text:p>
      <text:p text:style-name="P1">расными. \nДискорд отпил воды и попытался поставить стакан в воздух. Стакан немедленно упал и разбился.\n– Всё не могу привыкнуть, что у вас тут нет маг</text:p>
      <text:p text:style-name="P1">ии. – пожаловался Дискорд. – Ни единого источника, везде нулевой фон. Это просто катастрофа! Кто-то или что-то выпило всю вашу силу. Как вы живёте?\nСта</text:p>
      <text:p text:style-name="P1">кан медленно собрался воедино и прыгнул обратно в руку Дискорду. – Хорошо, хоть внутренняя сила осталась. – пробурчал он.\n– Так и живём. – ответил я. –</text:p>
      <text:p text:style-name="P1"><text:s/>Стало быть, можем распределить обязанности. Ты, руководствуясь своим чувством, ищешь Селестию. Я буду обеспечивать наши финансовые потребности и следит</text:p>
      <text:p text:style-name="P1">ь, чтоб вы не слишком сильно отличались от людей.\n– А они? – Дискорд кивнул на девушек, сжавшихся в уголке дивана.\nЯ пожал плечами. \n– Поживём — увид</text:p>
      <text:p text:style-name="P1">им. Я никому навязывать обязанности не собираюсь.\n\nПоиски\n\n“Аквариум” встретил меня ярким светом и привычным гомоном голосов. Алекс кивнул со своего</text:p>
      <text:p text:style-name="P1"><text:s/>места в стеклянной загородке. Рома даже не оторвался от монитора. Ростик подставил ладонь, пробегая мимо. Стас, наш новенький, начал что-то втолковыват</text:p>
      <text:p text:style-name="P1">ь про сбои в работе Нексуса, начавшиеся с утра, после установки нового билда. Слушая его в полуха, я сел за рабочее место.\n","ibi":181513},{"ty":"as","</text:p>
      <text:p text:style-name="P1"/>
      <text:p text:style-name="P1"/>
      <text:p text:style-name="P1">type="text/javascript"&gt;DOCS_modelChunkParseStart = new Date().getTime();&lt;/script&gt;&lt;script type="text/javascript"&gt;DOCS_modelChunk = [{"ty":"is","s":"Как б</text:p>
      <text:p text:style-name="P1">удто и не было полугодичного <text:s/>пребывания <text:s/>в сказочной стране. А, может, и в самом деле, не было? Может, это всё мне приснилось? Вот приду с работы и ник</text:p>
      <text:p text:style-name="P1">аких эквестрийских девушек не застану. И Дискорд тоже испарится.\nДа ну, нафиг. Я посмотрел на запасной электронный пропуск, запрошенный внизу на охране</text:p>
      <text:p text:style-name="P1"><text:s/>под предлогом того, что свой забыл дома. Мой собственный лежал в кармане. Вот дождусь обеденного перерыва, тогда и посмотрим, приснилось мне это всё, и</text:p>
      <text:p text:style-name="P1">ли нет.\nА сейчас разберёмся, что там с Нексусом?\nАдминистративная консоль приветственно мигнула зелёным шрифтом.\n\n\u003e\\Привет, Нексус. Это Макс.\</text:p>
      <text:p text:style-name="P1">n\u003c\\Привет, Макс. Рад тебя видеть.\n\nХм. Блок эмоций? Или просто модификация стандартного приветствия?\n\n\u003e\\Нексус, отключи память событий з</text:p>
      <text:p text:style-name="P1">а последнюю неделю.\n\u003c\\Выполнено, Макс.\n\u003e\\Задача по корпоративной логике. Выдай наиболее оптимальное решение.\n\u003c\\Жду с нетерпением, М</text:p>
      <text:p text:style-name="P1">акс.\n\u003e\\Постановка задачи.\n\u003e\u003e\\Компания А под твоим управлением выпускает большими партиями лечебный шампунь, который эффективен уже пр</text:p>
      <text:p text:style-name="P1">и разовом применении. В этой же ценовой нише появляется шампунь-конкурент, который менее эффективен и требует многократного применения. Конкурирующая ко</text:p>
      <text:p text:style-name="P1">рпорация Б проводит рекламную компанию, представляющую шампунь-конкурент как более эффективный, одновременно очерняя шампунь твоей фирмы.\n\u003e\\Огран</text:p>
      <text:p text:style-name="P1"><text:soft-page-break/>ичения.\n\u003e\u003e\\Ты не можешь подать в суд на компанию Б и ждать результатов, так как за время разбирательства компания А обанкротится.\n\u003e\\З</text:p>
      <text:p text:style-name="P1">адание.\n\u003e\u003e\\Устранить опасность банкротства корпорации А. Просчитать варианты активностей для среднего и высокого уровней напряжённостей.\n\u</text:p>
      <text:p text:style-name="P1">003c\\Задача принята...\n\u003c\\...\n\u003c\\...\n\u003c\\Решение:\n\u003c\\Не следует противопоставлять злу ещё большее зло - это только усилит его. Н</text:p>
      <text:p text:style-name="P1">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text:p>
      <text:p text:style-name="P1">щий и шампунь Б — как продолжающий и завершающий цикл лечения.\n\nХм, опять настройки поменялись? Кто-то в совете директоров черезчур увлёкся бизнес-игр</text:p>
      <text:p text:style-name="P1">ами. Ну ладно, не моё дело. Аналитика в норме, причинно-следственный блок в порядке, бизнес-логика адекватна. Остальное — дело команды Ростика. Пускай н</text:p>
      <text:p text:style-name="P1">астраивают как хотят.\nО-па, уже час дня! Большинство коллег уже разошлись на обед по кафе и пищеблокам. Теперь мне никто не помешает. Надеюсь.\nЯ набро</text:p>
      <text:p text:style-name="P1">сил на плечи куртку и вышел в коридор. У своего шкафчика возился Алекс, доставая тормозок. Он предпочитал по старинке обедать домашней стряпнёй, хотя вс</text:p>
      <text:p text:style-name="P1">ё равно при этом ходил в кафе через дорогу, заказывая там под домашние бутерброды чашечку кофе, чем изрядно напрягал тамошних официантов.\n– Ну как, что</text:p>
      <text:p text:style-name="P1"><text:s/>там с Нексусом? - оторвался Алекс от своих бутербродов.\n– Всё в порядке. Я проблем не нашёл. Так, пару контрольных сообщений в логах - скорее всего, п</text:p>
      <text:p text:style-name="P1">арни Ростика игрались с недопустимыми настройками.\n– Да, с утра они устраивали регрессное тестирование бизнес-блока. Стасу что-то там не понравилось в</text:p>
      <text:p text:style-name="P1">ответах.\n– Да, я видел. Опять настройки бизнес-моделирования поменялись. Установлена более мягкая, дружественная модель поведения. У нас в совете дирек</text:p>
      <text:p text:style-name="P1">торов кто-то любит играться в бизнес-стратегии.\n– Тут ты не прав, Макс. Решения об изменении бизнес-настроек принимаются только на собраниях совета, а</text:p>
      <text:p text:style-name="P1">они бывают раз в месяц - не считая внеочередных. Последнее решение об смене настроек было принято неделю назад, на очередном собрании. А внеочередных, н</text:p>
      <text:p text:style-name="P1">асколько я знаю, не было. Да даже если б и было — уж точно в сторону смягчения никто ничего не стал бы менять, поверь. Так что это или ты там что-то нап</text:p>
      <text:p text:style-name="P1">утал, или Ростик чё-то намудрил. Спроси у него, когда он с обеда вернётся.\nАлекс, наконец, разобрался с пакетами, закрыл шкафчик и пошёл к выходу. Я, ч</text:p>
      <text:p text:style-name="P1">уть поотстав, прошёл за ним до холла.\n\nУ кофейного автомата тусовались трое студентов — стажёры компании. На диванчике посетителей мужчина в плаще и т</text:p>
      <text:p text:style-name="P1">ёмных очках читал газету. У банкомата столпилась небольшая очередь сотрудников, снимающих с карточек деньги (некоторые уникумы любят поиграть в дауншифт</text:p>
      <text:p text:style-name="P1">еров и закупаться продуктами на полулегальном базарчике неподалёку от офиса).\n","ibi":185537},{"ty":"as","sm":{"ps_al":3,"ps_al_i":false,"ps_awao_i":tr</text:p>
      <text:p text:style-name="P1"/>
      <text:p text:style-name="P1"/>
      <text:p text:style-name="P1">:"Я присел на диванчик рядом с плащём, сделал вид, что читаю смски, и тихо произнёс в воздух перед собой:\n— Я сейчас встану и пройду к охраннику. На мо</text:p>
      <text:p text:style-name="P1">ём месте останется карточка пропуска. Возьмёшь её. Пока я буду отвлекать охрану, подойдёшь к <text:soft-page-break/>турникету, подержишь карточку перед чёрным кубом слева, дож</text:p>
      <text:p text:style-name="P1">дёшься зелёного огонька на нём и пройдёшь сквозь турникет. Карточку при этом оставишь на кубе — я пройду после тебя. Будешь дожидаться меня в коридоре.</text:p>
      <text:p text:style-name="P1">Сделай вид, что изучаешь план развития компании. Не делай резких движений и не показывай себя новичком - тут каждый сантиметр просматривается видеокамер</text:p>
      <text:p text:style-name="P1">ами.\nДискорд хрустнул газетой, подтверждая, что информация услышана. Я спрятал телефон, встал и направился к <text:s/>стойке охраны…\n… Через пару минут мы вст</text:p>
      <text:p text:style-name="P1">ретились в коридоре у стенда с достижениями корпорации.\n– Ты точно уверен, что Селестия где-то здесь?\n– Ошибки быть не может. Где-то в этом здании. То</text:p>
      <text:p text:style-name="P1">чнее не скажу, но её эманация идёт определённо отсюда. – Дискорд в предчувствии охоты разминал пальцы.\n– Ну что ж, тогда будем проверять комнату за ком</text:p>
      <text:p text:style-name="P1">натой. Я проверил списки сотрудников, в нашем филиале компании работает пятьдесят восемь женщин. Скоро большинство людей вернётся с обеда, тогда пройдём</text:p>
      <text:p text:style-name="P1">ся по этажам. Надеюсь, ты её вычислишь при встрече. Хотя, кто сказал, что она обязательно будет женщиной?\n– Если уж на то пошло, никто не обещал, что о</text:p>
      <text:p text:style-name="P1">на будет человеком. Она может оказаться, скажем, какой-нибудь собачкой. Хм... Женского пола.\n– Дискорд!\n– Ась? – Дискорд с отсутствующим выражением ли</text:p>
      <text:p text:style-name="P1">ца изучал вехи становления компании, от начала века и до наших дней.\nА я подумал, могу ли ему доверять? В конце-концов, Дискорд и Селестия — закоренелы</text:p>
      <text:p text:style-name="P1">е враги. Пусть недавно они заключили перемирие, но что значит несколько лет хрупкого союза по сравнению с тысячелетиями вражды? И, если на то пошло, Дис</text:p>
      <text:p text:style-name="P1">корд ничем мне не обязан и ничего мне не должен. Наоборот, в его интересах оставить всё как есть. С Луной, учитывая её прошлое, ему будет легче договори</text:p>
      <text:p text:style-name="P1">ться.\nЖаль, эти соображения пришли мне в голову слишком поздно. Сейчас уже нельзя ничего изменить и придётся ему доверять. Хотя доверять Дискорду — всё</text:p>
      <text:p text:style-name="P1"><text:s/>равно что гулять по апрельскому льду.\n– Пора. Перерыв закончился, все, в основном, уже сидят на своих местах.\n– Что ж, веди меня, мой фюрер! – Дискор</text:p>
      <text:p text:style-name="P1">д при этом выпрямился, нахмурился и комично кинул зигу.\nМы приехали на последний этаж. Дискорд высунул голову из лифта, осмотрелся, принюхался, хмыкнул</text:p>
      <text:p text:style-name="P1"><text:s/>и едва успел втянуть голову обратно, перед закрывающимися дверями.\n– Неа, не тут.\nМы спустились на этаж ниже. Там повторилась та же история. И на сле</text:p>
      <text:p text:style-name="P1">дующем так же.\nВ конце-концов, на пятом этаже Дискорд с шумом втянул в себя воздух, поднял вверх палец и заявил, повернувшись ко мне:\n– О!\n– Ты что-т</text:p>
      <text:p text:style-name="P1">о чувствуешь?\n– Не что-то, а именно её! Ай! – Дискорд высвободил руку из закрывшихся створок дверей. – Селестию, то бишь! Сейчас мы её в два счёта разы</text:p>
      <text:p text:style-name="P1">щем!\n– Отлично! Может даже, нам удастся вернуться в Эквестрию не дожидаясь конца трёх месяцев. Наверняка Селестии известен способ открыть коридор с это</text:p>
      <text:p text:style-name="P1">й стороны.\nМне это показалось, или в отражении зеркальных дверей лифта я увидел, как лицо Дискорда на миг скривилось в гримасе неудовольствия? Точнее р</text:p>
      <text:p text:style-name="P1">ассмотреть не успел, двери лифта растворились, выпуская нас на этаж.\nИ мы продолжили поиски. Я открывал карточкой двери очередного кабинета, Дискорд пр</text:p>
      <text:p text:style-name="P1">осовывал голову за дверь, осматривал комнату и качал головой. \nМы уже заканчивали осмотр этажа, когда Дискорд внезапно остановился перед стеклянными дв</text:p>
      <text:p text:style-name="P1"><text:soft-page-break/>ерями.\n– А что находится за этой дверью? Почему ты не открываешь её?\n– Там серверная. Моя карточка эту дверь не откроет, туда есть доступ только у наш</text:p>
      <text:p text:style-name="P1">ей сисадминши. Но там и искать нечего, видишь — пусто, людей нет.\nДискорд уставился в тёмный проём, в глубине которого мигали огоньки маршрутизаторов.</text:p>
      <text:p text:style-name="P1">Щека у него дёрнулась. Я проследил за его взглядом и обнаружил в углу серверную стойку, сбоку которой на крючке висела дамская сумочка.\n– Ты что-то чув</text:p>
      <text:p text:style-name="P1">ствуешь?\n– Нет! – Дискорд отвёл взгляд и пошёл дальше.\nОстаток этажа не принёс в поиски ничего нового.\n","ibi":189571},{"ty":"as","sm":{"ps_al":3,"ps</text:p>
      <text:p text:style-name="P1"/>
      <text:p text:style-name="P1">ipt"&gt;DOCS_modelChunkParseStart = new Date().getTime();&lt;/script&gt;&lt;script type="text/javascript"&gt;DOCS_modelChunk = [{"ty":"is","s":"\nНаша компания поглоща</text:p>
      <text:p text:style-name="P1">ла ужин, приготовленный девушками, когда Дискорд хлопнул себя по лбу и крикнул:\n– Знаю!\nЭпплджек прекратила рассказывать о своих впечатлениях от интер</text:p>
      <text:p text:style-name="P1">нета и все повернулись к Дискорду.\nОн продолжил.\n– Я точно ощущал присутствие Селестии в офисе, где работает Макс. Но это может быть просто отражение</text:p>
      <text:p text:style-name="P1">её чувств к нему. Знаете, когда кто-то испытывает сильные чувства к кому-то другому — неважно, какие! — он наделяет того, другого, частицей себя. Своей</text:p>
      <text:p text:style-name="P1">эмоциональной печатью, если можно так выразиться. Вот она-то, похоже, и сбила меня с толку. Ведь не секрет, что у нашей солнечной принцессы явно был не</text:p>
      <text:p text:style-name="P1">просто шкурный интерес по отношению к Максу. Уж поверьте мне, я такие вещи умею подмечать.\n– Да ну? – усомнилась Эпплджек. – С каких это пор?\n– С таки</text:p>
      <text:p text:style-name="P1">х, моя дорогая Эпплджек, как пони перестали бегать от саблезубых тигров и обзавелись крыльями, рогами, магией и двумя аликорнами впридачу. И не волнуйся</text:p>
      <text:p text:style-name="P1">, я никому не выдам, что ты неровно дышишь к…\n– Кха-кхе-кхм-гррммм! – внезапно закашлявшаяся Эпплджёк заглушила конец фразы. – Ну хорошо, положим, ты п</text:p>
      <text:p text:style-name="P1">рав. И что это значит? Что мы не найдём принцессу и возвратимся с пустыми копытами? Или останемся тут навсегда?\n– Ой! – Флаттершай прикрыла рот рукой и</text:p>
      <text:p text:style-name="P1"><text:s/>с ужасом посмотрела на Эпплджек.\n– Почему сразу “не найдём”? – Дискорд ковырялся в зубе, уставившись в потолок. – Может и найдём. Но на настоящий моме</text:p>
      <text:p text:style-name="P1">нт вы мне для продолжения поисков не нужны. Скорее, наоборот, будете мешать. Особенно Макс, со своими ментальными засосами. Мне нужно держаться от вас п</text:p>
      <text:p text:style-name="P1">одальше — тогда я, возможно, что-то обнаружу.\nЯ понял, что Дискорд уже всё решил. Что ж, возможно, так будет лучше.\n– Ты собираешься уехать?\n– Да. Че</text:p>
      <text:p text:style-name="P1">м скорее, тем лучше. У нас всё ещё есть почти три месяца на поиски. Думаю, мне хватит. – Дискорд встал и начал собираться.\n– А как…\n– Не изволь беспок</text:p>
      <text:p text:style-name="P1">оиться, я и не в таких мирах бывал, – перебил меня Дискорд. – \u003cрасписать подробнее. Дискорд на миг должен сбросить маску и предстать древним необъя</text:p>
      <text:p text:style-name="P1">снимым существом, мораль им этика которого совершенно чужда людям и пони, а его дурашливость - только маска.\u003e. Пхе! Денег мне не надо — сам раздобу</text:p>
      <text:p text:style-name="P1">ду. Главное — не уходите далеко от коридора. Ко времени перехода я вернусь. Или раньше.\n\nБезнадёжность\n\nДни, наступившиеся после отъезда Дискорда, б</text:p>
      <text:p text:style-name="P1">ыли бесконечно унылы. Идей, где искать Селестию, не было никаких. На меня навалилась опустошеность и апатия и совсем не хотелось ничего делать. Я, как с</text:p>
      <text:p text:style-name="P1"><text:soft-page-break/>омнамбула, утром отправлялся на работу, висел восемь часов подряд в интернете и вечером тащился домой. К счастью, Стас уже обладал достаточным опытом, ч</text:p>
      <text:p text:style-name="P1">тобы разбираться в дебрях Нексуса без моей помощи, поэтому на работе меня никто не дёргал. Девушки понимали моё состояние и не беспокоили меня. Они дово</text:p>
      <text:p text:style-name="P1">льно быстро усвоили азы человеческого хозяйства (оно не сильно отличалось от понячьего), и вечером меня всегда ждал горячий ужин \u003cрасширить\u003e.</text:p>
      <text:p text:style-name="P1">\nЭпплджек легче всего адаптировалась к переменам. Земнопони посвятила себя обслуживанию нашей печальной компании и иногда даже сопровождала меня в прог</text:p>
      <text:p text:style-name="P1">улках по городу. Флаттершай же замкнулась в себе и безинициативно выполняла поручения Эпплджек. На улицу выходить она не желала, предпочитая часами пров</text:p>
      <text:p text:style-name="P1">одить время с Лапкой и аквариумными рыбками \u003cрасширить\u003e.\n\nВ эти же дни у меня началась полоса чёрного невезения. Два раза меня чуть не сбила</text:p>
      <text:p text:style-name="P1"><text:s/>машина. Один раз мне чудом удалось оторваться от гопников\u003cклоунов/санта-клаусов\u003e, подстерегавших меня на подходе к офису. Возвратившись домой</text:p>
      <text:p text:style-name="P1"><text:s/>я с удивлением обнаружил сзади \u003cпять\u003eдлинную прореху в куртке, <text:s/>\u003cкак будто сделанную пятернёй с металлическими когтями\u003eявно сделанн</text:p>
      <text:p text:style-name="P1">ую ударом ножа вдогонку наотмашь \u003cЭпплджек понадобилось два часа, чтобы зашить её\u003e. Кроме этого, приходилось сталкиваться с тысячей мелких неп</text:p>
      <text:p text:style-name="P1">риятностей, каждая из которых была просто нелепой случайностью, но все вместе они создавали какой-то враждебный фон. Я стал максимально внимателен и ост</text:p>
      <text:p text:style-name="P1">орожен, но всё равно частенько ходил на волосок от травм и повреждений.\n\n***\n– Так больше продолжаться не может. – Жанна (как мы условились называть</text:p>
      <text:p text:style-name="P1">Эпплджек в человеческом облике на людях) подула на остывшие пальцы и начала разминать их. Её лицо в свете фонаря было неестественно белым.\u003cподать ф</text:p>
      <text:p text:style-name="P1">онарь под другим сосусом\u003e – Ты маешься без толку уже третий месяц. Флатти совсем захандрила, на ней лица нет. А этот напыщеный сноб (Эпплджек была</text:p>
      <text:p text:style-name="P1">невысокого мнения о Дискорде) только и делает, что присылает письма с описаниями своих похождений. Как будто мы сюда прибыли на прогулку, а не на поиски</text:p>
      <text:p text:style-name="P1"><text:s/>Селестии! Времени осталось совсем мало.\n","ibi":193596},{"ty":"as","sm":{"ps_al":3,"ps_al_i":false,"ps_awao_i":true,"ps_ifl":18.0,"ps_ifl_i":true,"ps_</text:p>
      <text:p text:style-name="P1"/>
      <text:p text:style-name="P1"/>
      <text:p text:style-name="P1">S_modelChunk = [{"ty":"is","s":"Жанна слепила снежку и запустила её в ближайшего снеговика на пригорке, метко сбив ему нос из бутылки. Снеговик, казалос</text:p>
      <text:p text:style-name="P1">ь, посмотрел на наз злобными пуговками-глазёнками из бутылочных пробок.\n– Жанна, я делаю что могу. Не сердись. Но у меня нет идей, где её искать. Я пер</text:p>
      <text:p text:style-name="P1">елопатил пол интернета в поисках подсказки. Результатов — ноль. На Дискорда была одна надежда.\n– На этого сумасброда надеяться — так лучше не надеяться</text:p>
      <text:p text:style-name="P1">, – буркнула Жанна. – Мне одной показалось, что он <text:s/>как-то подозрительно быстро слинял тогда, после разведки в твоём офисе\u003cуменьшить подозрения - о</text:p>
      <text:p text:style-name="P1">них должен догадаться Макс\u003e?\n– Да, у меня тоже было такое чувство, что он хочет от нас избавиться. Но он же объяснил, почему. Или ты думаешь, что?</text:p>
      <text:p text:style-name="P1">..\n – Я ему не доверяю. – Следующая снежка полетела в сторону озера, прочертив в тонком слое <text:soft-page-break/>снега на льду длинную чёрную дорожку. – По-моему, ему выго</text:p>
      <text:p text:style-name="P1">дно, чтобы Селестия не нашлась.\n– Надо же! У меня были такие же мысли ещё в самом начале. Ты тоже считаешь, что он хочет вернуть себе статус правителя</text:p>
      <text:p text:style-name="P1">Эквестрии?\nЧто считала Жанна, я услышать не успел. Внезапно её лицо исказила гримаса ужаса, она прижала ладони к лицу и крикнула:\n– Берегись!!!\nЯ нач</text:p>
      <text:p text:style-name="P1">ал оборачиваться, но от двойного кувалдоподобного удара в голову и спину у меня потемнело в глазах и перехватило дыхание. Тем-не-менее, упасть мне помеш</text:p>
      <text:p text:style-name="P1">ал тот факт, что руки за что-то зацепились. Одновременно неодолимая сила начала быстро толкать меня к озеру.\nЖанна прыжком убралась у меня с дороги, од</text:p>
      <text:p text:style-name="P1">новременно протянув руку и ухватившись за мою ладонь. Её потащило за мной. Только сейчас я понял, насколько сильными были у неё руки — держаться за ладо</text:p>
      <text:p text:style-name="P1">нь с таким упорством, скорее всего, не смог бы даже я.\n Потом послышался хруст и треск рвущейся материи. Жанна, наконец-то, у самого берега, сдёрнула м</text:p>
      <text:p text:style-name="P1">еня с локомотива, увлекающего в озеро. Подскользнувшись, она упала в снег, увлекая меня за собой. Я повернул голову и успел заметить, как двухметровая ф</text:p>
      <text:p text:style-name="P1">игура снеговика, проехав по льду метров десять, с шумным треском проломила лёд и ухнула в чёрную воду. Самым страшным мне показалось при этом, что снего</text:p>
      <text:p text:style-name="P1">вик упал в воду не вертикально, как скользил по льду, а завалившись, напоследок, вперёд.\n\nВ голове звенело.\nВ десяти метрах от нас в полынье затихала</text:p>
      <text:p text:style-name="P1"><text:s/>рябь. От пригорка, на котором стоял снеговик, до полыньи следовала дорожка смятого снега. Жанна тяжело дышала от потрясения и кусала снег, стараясь уня</text:p>
      <text:p text:style-name="P1">ть дрожь. Я вытряхнул из одного рукава сломанную ветку — руку снеговика. Второй рукав отсутствовал напрочь.\n– Он х-хотел тебя ут-топить. – Жанна схвати</text:p>
      <text:p text:style-name="P1">ла отломанную руку снеговика и закинула её в полынью.\nЯ покачал головой. \n– Невозможно. <text:s/>Это просто ком снега с воткнутыми ветками. В нём нет жизни. О</text:p>
      <text:p text:style-name="P1">н не может что-то хотеть. Просто снег на пригорке подтаял и он съехал по скользкому склону в озеро. А на его пути оказался я. Глупое совпадение, не боль</text:p>
      <text:p text:style-name="P1">ше.\n– Стой! – <text:s/>Жанна для верности закрыла мне рот рукой. – Не говори дальше! Ты опять выстраиваешь для себя благопристойную и объяснимую версию случивш</text:p>
      <text:p text:style-name="P1">егося. Как и тогда, когда на тебя из закрытого и пустого тупика вылетела машина. Как и тогда, когда застрял лифт, а когда ты наполовину выбрался из него</text:p>
      <text:p text:style-name="P1">, внезапно поехал\u003cулучшить\u003e. А тот случай, когда мне пришлось зашивать тебе куртку после нападения убийц\u003cклоунов/санта-клаусов\u003e — ты</text:p>
      <text:p text:style-name="P1"><text:s/>тоже это представил, как веселье пьяной шпаны. \nТак вот, что я тебе скажу — это всё не так! Это не совпадения! Не бывает таких совпадений. Тебя кто-то</text:p>
      <text:p text:style-name="P1"><text:s/>или что-то хочет убить.\n– Жанна, но снеговик… Это смешно! Убить снеговиком — это самый нелепый способ убийства, о котором можно себе представить!\nИ т</text:p>
      <text:p text:style-name="P1">ут до меня дошло.\nСамый нелепый! Самый глупый и невообразимый! Всё сходится! Точно!\nДискорд!!! Он таки вернулся на круги своя. Весёлый и отважный с су</text:p>
      <text:p text:style-name="P1">масшедшинкой тип, оказавшись без контроля, снова стал холодным злодеем. А, может быть, он таким был всегда, скрываясь под маской обаятельности и доброду</text:p>
      <text:p text:style-name="P1">шия. Конечно же, Дискорд не был заинтересован в возвращении Селестиии. Конечно же, он вышел на её след в моём офисе. Там, у серверной — это единственное</text:p>
      <text:p text:style-name="P1"><text:soft-page-break/><text:s/>место, которое его заинтересовало. Конечно же, он устранился от поисков и начал нам мешать. Только у него было достаточно умения, внутренней силы и без</text:p>
      <text:p text:style-name="P1">умия, чтобы организовывать такие неестественные попытки убийства.\n","ibi":198115},{"ty":"as","sm":{"ps_al":3,"ps_al_i":false,"ps_awao_i":true,"ps_ifl":</text:p>
      <text:p text:style-name="P1"/>
      <text:p text:style-name="P1"/>
      <text:p text:style-name="P1">hunk = [{"ty":"is","s":"Я осмотрел прибрежные кусты. В тусклом свете фонаря их силуэты казались изготовившимися к броску химерами.\n– Пойдём отсюда, Жан</text:p>
      <text:p text:style-name="P1">на. Тут опасно находиться.\nПожалуй, не стоит пока говорить о своей догадке девушкам. Им и без того сейчас несладко приходится, чтобы добивать их вестью</text:p>
      <text:p text:style-name="P1"><text:s/>о предательстве.\nКогда я бросил последний взгляд на озеро, мне показалось, что из-подо льда нас провожали злые глазки снеговика.\n\nСлед?\n\u003cснача</text:p>
      <text:p text:style-name="P1">ла эпизод - проверка сумки в серверной\u003e\nНа следующий день я подошёл в закуток, к нашему системному администратору. По устоявшемуся канону, сисадми</text:p>
      <text:p text:style-name="P1">н — чисто мужская профессия, её обладатель должен носить засаленный свитер, иметь пивное брюшко и бороду с застрявшими в ней крошками позавчерашнего ужи</text:p>
      <text:p text:style-name="P1">на.\nНаша Анджела, ломая все стереотипы, была коротко стриженой длинноногой брюнеткой с округлыми формами, втиснутыми в узкие джинсы и тесный джемпер. Н</text:p>
      <text:p text:style-name="P1">есмотря на внешность, больше подходящую для глянцевых журналов, сисадмином она была отличным и часто писала статьи на околокомпьютерную тематику. Её отг</text:p>
      <text:p text:style-name="P1">ороженный ширмой от php-програмистов уголок был сплошь увешен плакатами Ван-Хельсинга и Локи.\n\n– Анджела, можно тебя на секундочку?\n– Да? – Она захло</text:p>
      <text:p text:style-name="P1">пнула книгу “Последний Единорог\u003c?\u003e” Питера Бигла и повернулась ко мне.\n– Я тут проходил мимо серверной и заметил, что там висит сумка. Кто-то</text:p>
      <text:p text:style-name="P1"><text:s/>забыл, наверное. Надо бы разослать на офис извещение о находке.\n– О! – Анджела хлопнула себя по лбу. – Спасибо тебе огромное! А я-то думала, что потер</text:p>
      <text:p text:style-name="P1">яла её. Или, того хуже, её у меня спёрли. А она у меня новенькая совсем, из натуральной кожи. Дорогущая. – Она принялась складывать вещи в тумбочку.\n–</text:p>
      <text:p text:style-name="P1">Так это твоя?\n– Если чёрная кожаная, с заклёпками — то моя. Хотя в серверной чужой быть и не должно.\n– Чёрная. С заклёпками. – Я всматривался в Анджел</text:p>
      <text:p text:style-name="P1">у, но рассмотреть в чёрненькой фигуристой девушке Селестию у меня плохо получалось. \n– Что ты на меня так смотришь? У меня там вымазано? – Анджела попы</text:p>
      <text:p text:style-name="P1">талась, изогнувшись, заглянуть себе за плечо.\n– Да нет, всё в порядке, не волнуйся. А тебе, часом, никогда не снилось, что у тебя есть копыта, рог и кр</text:p>
      <text:p text:style-name="P1">ылья?\n– Чего-о-о? – Анджела прыснула. – Ну и сексуальные фантазии у тебя, Макс! Если хочешь пригласить в кафешку — так и скажи. Рога он какие-то выдумы</text:p>
      <text:p text:style-name="P1">вает с крыльями, понимаешь! А сейчас пошли за сумкой.\n\u003cрасширить. Перед кафешкой - диалог с Флатти и ЭйДжей. Все думают, что наконец-то нашли Селе</text:p>
      <text:p text:style-name="P1">стию. Все ликуют\u003e\n\nАнджела вела себя как самая обычная приветливая девушка, не проявляя никаких признаков сущности аликорна. Мы и раньше нескольк</text:p>
      <text:p text:style-name="P1">о раз проводили время за чашечкой кофе и я бы не сказал, что её поведение и отношение ко мне с тех пор как-то изменились.\nВ суши-баре, куда я пригласил</text:p>
      <text:p text:style-name="P1"><text:s/>её после работы, она без запинки переключалась с новостей из мира unix-систем на новинки рок-<text:soft-page-break/>музыки и компьютерных игр. Но попытку заговорить на интере</text:p>
      <text:p text:style-name="P1">сующую меня тему пресекла моментально.\n– Нет, Макс, за понями не ко мне. Я не поклонница инфантильного трэша. И тебе не советую — дядьки под пятьдесят,</text:p>
      <text:p text:style-name="P1"><text:s/>увлекающиеся эквиноподобными нимфетками — жалкое зрелище.\n\nНа том и остановились.\u003cРасширить сцену в кафе. Ожидание, подьём и… падение ожиданий\u</text:p>
      <text:p text:style-name="P1">003e\n\n***\n\nНа кухне за столиком сидели две девушки и сочиняли письмо.\n– “Дорогой Дискорд, мы так по тебе соскучились!” - старательно выводила каллл</text:p>
      <text:p text:style-name="P1">играфическим почерком Флаттершай. – “Почти так же сильно, как по Эквестрии”...\n– Вот ещё! Чтоб я по этому охламону соскучилась! – пробурчала Эпплджек.</text:p>
      <text:p text:style-name="P1">– И никакой он не дорогой. Я б за его ужимки и пары битов не дала. Дай-ка сюда письмо. – Эпплджек вырвала листок у Флаттершай и, старательно слюнявя кар</text:p>
      <text:p text:style-name="P1">андаш, переправила текст.\n– Вот теперь другое дело! – Эпплджек выставила листок на свет, любуясь написанным.\n– А ты уверена, что так можно? – робко вс</text:p>
      <text:p text:style-name="P1">тряла Флаттершай. – “Дёшевый охламон” не похоже на вежливое приветствие.\n– Ещё как похоже! Я с Биг Маком так всегда здороваюсь, когда он, перебрав мале</text:p>
      <text:p text:style-name="P1">нько сидра, заявляется под утро со следами помады на шее.\n– А-а-а. Ну ладно. А разве “мы б тебя век не видели, если б не принцесса”...\n– Ты не отвлека</text:p>
      <text:p text:style-name="P1">йся на дружескую фамильярность, а дальше пиши, – прервала её подруга. – А то мы так до вечера не закончим. А скоро ужин готовить надо.\n","ibi":202353},</text:p>
      <text:p text:style-name="P1"/>
      <text:p text:style-name="P1"/>
      <text:p text:style-name="P1"/>
      <text:p text:style-name="P3">javascript"&gt;DOCS_modelChunk = [{"ty":"is","s":"– Ну хорошо, продолжу. “Как успехи в поисках принцессы Селестии? Пиши нам, пожалуйста, побольше. Ты так и</text:p>
      <text:p text:style-name="P4">нтересно описываешь свои приключения — дух захватывает читать. Особенно про исследование моаи на острове Рапа-Нуи и про последние поиски в храме Свамина</text:p>
      <text:p text:style-name="P4">раян. Здорово ты тогда ушёл от охраны! Прямо как в романах про Дэринг Ду. Никогда бы не подумала, что следы Селестии могут оказаться в таких таинственны</text:p>
      <text:p text:style-name="P4">х местах”...\n– Неужели ты думаешь, что он действительно занимается поисками Селестии? – остановила подругу Эпплджек. – Брось, этот хлыщ просто развлека</text:p>
      <text:p text:style-name="P4">ется вовсю, пока мы тут ночей не спим. А ну дай-ка…\nЭпплджек выхватила листок и начала править текст.\n– Так… Так… И вот так! Теперь порядок! – Эпплдже</text:p>
      <text:p text:style-name="P4">к вернула листок Флаттершай.\n– “Мы очень рады, что ты хорошо отдохнёшь, пока мы ищем принцессу. Твоё здоровье, несомненно, очень важно для процветания</text:p>
      <text:p text:style-name="P4">Эквестрии и оно нас очень волнует. Так волнует, что прям ночей не спим.” – О, это ты правильно написала! – обрадовалась Флаттершай. – Помню, когда Диско</text:p>
      <text:p text:style-name="P4">рд слёг с гриппом, я с ног сбилась, пытаясь его вылечить. Он такой болезненный!\n– Угу. Помню, когда была у тебя в гостях в прошлом году, так этот “боле</text:p>
      <text:p text:style-name="P4">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n– “Надеюсь, ты скоро найдёшь нашу принцессу.” – продолжила Флаттершай. – “Потому что нам её искать плохо получается. Макс долго искал и, наконец, наш</text:p>
      <text:p text:style-name="P4"><text:soft-page-break/>ёл. То есть, он думал, что нашёл, а потом оказалось, что нет. Теперь он хандрит. А мы с Эпплджек искать совсем не умеем. У меня вообще хорошо искать пол</text:p>
      <text:p text:style-name="P4">учается только Энджела и ...” – тут Флаттершай расплакалась, закрыв лицо рукками.\n– Флатти, не плачь! – принялась успокаивать подругу Эпплджек. – Письм</text:p>
      <text:p text:style-name="P4">о размокнет. Вот увидишь, всё будет хорошо! Вернёмся мы через неделю в Эквестрию. Увидишь ты своего Энджела. А я — свою ферму. – тут загрустила и Эпплдж</text:p>
      <text:p text:style-name="P4">ек.\n– А что мы будем делать в Эквестрии без принцессы Селестии? – хлюпала Флаттершай. – И там совсем страшно жить стало. Почти так же страшно, как тут.</text:p>
      <text:p text:style-name="P4"><text:s/>Я последние два месяца из дома не выходила, так было страшно снаружи.\n– Так это ты дома сидела вовсе не из-за болезни? – поразилась Эпплджек \u003cупо</text:p>
      <text:p text:style-name="P4">мянуть болезнь Флатти в соответствующем разделе\u003e\n– Угу. Лес в последнее время совсем чужой стал. Даже Энджел опасался в него выходить. Не говоря у</text:p>
      <text:p text:style-name="P4">же о Гарри.\n– Что-то мне это напоминает.\n– Что?\n– То, что с Максом происходит в последнее время. Стоит ему нос из дому высунуть - как на него свалива</text:p>
      <text:p text:style-name="P4">ется куча несчастий и всяческих опасностей. Такое впечатление, что на него кто-то охотится. Знать бы, кто этот кто-то! Я б ему показала, почём фунт дрож</text:p>
      <text:p text:style-name="P4">жей! \n– Лучше бы он от нас просто отстал. Мы ему ничего плохого не сделали. – вздохнула Флаттершай и продолжила. – “Надеюсь, у тебя всё хорошо? Ты так</text:p>
      <text:p text:style-name="P4">ловко ушёл из плена сомалийских пиратов в последнем письме, что у тебя не может быть плохо. А у нас не очень как-то. У Макса какая-то полоса невезения и</text:p>
      <text:p text:style-name="P4"><text:s/>опасностей. Ему постоянно приходится быть начеку, чтобы не попасть под машину или не упасть в открытый канализационный люк. А недавно его чуть не утопи</text:p>
      <text:p text:style-name="P4">л снеговик — он съехал на него с пригорка и Макс еле вырвался.”\n– Агась, вырвался бы он, если бы не я. Дай-ка сюда письмо...\n– “...хорошо, что рядом б</text:p>
      <text:p text:style-name="P4">ыла Эпплджек и спасла его...”. – Так годится?\n– Пожалуй, да.\n– Хорошо. – “В общем, приезжай скорее. Так хочется, чтоб мы снова были вместе и чтобы все</text:p>
      <text:p text:style-name="P4"><text:s/>вместе вернулись домой, в Эквестрию. Твои Флаттершай и Эпплджек.”\n– Так неправильно. – нахмурилась Эпплджек. – Я перед ним расшаркиваться не собираюсь</text:p>
      <text:p text:style-name="P4">. Напиши просто: “Успехов в поисках и до ОЧЕНЬ скорой встречи у коридора”. Написала? Ну отлично. Теперь набери его <text:s/>и пошли емейлом. И помоги мне потом</text:p>
      <text:p text:style-name="P4">с ужином. – донеслось уже из кухни.\nФлаттершай обернулась вслед Эпплджек и тайком дописала: ”Приезжай скорее, дорогой друг, мне так тоскливо без тебя.</text:p>
      <text:p text:style-name="P4">Твоя Флатти”.\n– Да-да, я мигом! – Девушка схватила листок бумаги и помчалась к ноутбуку.\n\nОзарение\n\n\u003cФлаттершай смотрит млп и говорит - всё не</text:p>
      <text:p text:style-name="P4"><text:s/>так. Макс с Эпплджек пытаются подвести итоги - плачевные. Макс ругается, что на работе Нексус сошёл с ума. А Флатти вскользь упоминает кодовую фразу, к</text:p>
      <text:p text:style-name="P4">оторую употребляет Селестия на Гранд Галопин Гала, когда Флатти разъярилась на животных. И Макс вспоминает, что эту же фразу употребляет Нексус\u003e\n"</text:p>
      <text:p text:style-name="P4"/>
      <text:p text:style-name="P3"/>
      <text:p text:style-name="P4"/>
      <text:h text:style-name="P27" text:outline-level="2"><text:soft-page-break/>Озарение</text:h>
      <text:p text:style-name="P3">Разговор не клеился. \n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list xml:id="list1431128973701996246" text:style-name="L1">
        <text:list-item>
          <text:p text:style-name="P17">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list-item>
      </text:list>
      <text:list xml:id="list3916709131000088718" text:style-name="L2">
        <text:list-item>
          <text:p text:style-name="P18">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list-item>
        <text:list-item>
          <text:p text:style-name="P18">Ну хорошо. Убедила. В конце-концов, можем поступить так. Вы с Флатти вернётесь обратно а я продолжу поиски здесь.</text:p>
        </text:list-item>
        <text:list-item>
          <text:p text:style-name="P18">А как мы узнаем, что ты нашёл принцессу? – хмуро отозвалась Эпплджек. – Сами вы вряд ли сможете отсюда создать коридор к Эквестрии.</text:p>
        </text:list-item>
        <text:list-item>
          <text:p text:style-name="P18">Вы можете связываться со мной раз в месяц по коридору.</text:p>
        </text:list-item>
        <text:list-item>
          <text:p text:style-name="P18">Не пойдёт. Ты видел, с какими трудностями открывается коридор? За две последние попытки мы потеряли <text:span text:style-name="T1">Кимеринна и Рэйнбоу Дэш</text:span>. И не думаю, что ситуация с тех пор улучшилась. Коридор открывать слишком <text:span text:style-name="T1">опасно</text:span>.</text:p>
        </text:list-item>
        <text:list-item>
          <text:p text:style-name="P18">Ну, не раз в месяц <text:span text:style-name="T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list-item>
      </text:list>
      <text:p text:style-name="P4">Эпплджек недоверчиво хмыкнула.</text:p>
      <text:list xml:id="list1817620669790746685" text:style-name="L3">
        <text:list-item>
          <text:p text:style-name="P19">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list-item>
        <text:list-item>
          <text:p text:style-name="P19">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list-item>
        <text:list-item>
          <text:p text:style-name="P19">Конечно оставаться. Кто ещё, кроме нас, может найти её?</text:p>
        </text:list-item>
        <text:list-item>
          <text:p text:style-name="P19">Я думал, ты не сможешь оставить Энджела и всех остальных надолго.</text:p>
        </text:list-item>
        <text:list-item>
          <text:p text:style-name="P19">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list-item>
        <text:list-item>
          <text:p text:style-name="P21">Извини, Флаттершай, забылся.</text:p>
        </text:list-item>
        <text:list-item>
          <text:p text:style-name="P21">Та ладно, я ж не против, – возразила Эпплджек. – Не парься, Флатти. Было б хуже, если б он <text:s/>назвал меня Эпплджек на людях.</text:p>
        </text:list-item>
        <text:list-item>
          <text:p text:style-name="P21">Ты так... – запнулась Флаттершай. – Так быстро забыла свою ферму. И...</text:p>
        </text:list-item>
        <text:list-item>
          <text:p text:style-name="P21"><text:soft-page-break/>Чегооо??? Флатти, не глупи! Я хочу назад не меньше тебя! И я реально помогаю Максу искать Селестию, а не сижу все дни напролёт дома, как некоторые!!!</text:p>
        </text:list-item>
        <text:list-item>
          <text:p text:style-name="P21">Как ты можешь так говорить? – расплакалась Флаттершай.</text:p>
        </text:list-item>
        <text:list-item>
          <text:p text:style-name="P21">Эй, девушки, не ссорьтесь! Мы — одна команда! И надеюсь, останемся ею и в дальнейшем. </text:p>
          <text:p text:style-name="P2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item>
        <text:list-item>
          <text:p text:style-name="P21">А если нет? – Эпплджек смотрела мне мне прямо в глаза.</text:p>
          <text:p text:style-name="P21">Я молча пожал плечами. Эпплджек уверенно продолжила.</text:p>
        </text:list-item>
        <text:list-item>
          <text:p text:style-name="P21">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list-item>
        <text:list-item>
          <text:p text:style-name="P21">Спасибо, ЭйДжей.</text:p>
        </text:list-item>
        <text:list-item>
          <text:p text:style-name="P21">Я об Эквестрии беспокоюсь. – ворчливо отозвалась Эпплджек. – Надо разобраться с этой ерундой наконец-то. И я чертовски намерена это сделать.</text:p>
          <text:p text:style-name="P21">Флаттершай пробормотала нечто, показавшееся мне знакомым.</text:p>
        </text:list-item>
        <text:list-item>
          <text:p text:style-name="P21">Флатти, ты что-то сказала? Я не расслышал.</text:p>
        </text:list-item>
        <text:list-item>
          <text:p text:style-name="P21">Намерение Изменяет Реальность.</text:p>
        </text:list-item>
        <text:list-item>
          <text:p text:style-name="P21">Эээ. А где ты слышала эту фразу, если не секрет?</text:p>
        </text:list-item>
        <text:list-item>
          <text:p text:style-name="P21">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p text:style-name="P21">У меня как будто вспыхнула лампочка в мозгу. Кирпичики быстро выстраивались в целостную картину. Я ринулся в прихожую.</text:p>
        </text:list-item>
        <text:list-item>
          <text:p text:style-name="P21">Флатти, ЭйДжей, буду через час. Ждите!</text:p>
        </text:list-item>
      </text:list>
      <text:p text:style-name="P4"/>
      <text:h text:style-name="Heading_20_2" text:outline-level="2"><text:span text:style-name="T1">Почти</text:span><text:span text:style-name="T1">.</text:span></text:h>
      <text:p text:style-name="P6">В офисе меня встретил лыбящийся Стас.</text:p>
      <text:p text:style-name="P6">– Макс, не поверишь — я пофиксил Нексус! Там такое было! Я тебе расскажу — сядешь! Работает как часики! На эталонные вопросы даёт эталонные ответы! Алекс нам торчит пиво!</text:p>
      <text:p text:style-name="P6">Я уставился на Стаса и он, захлёбываясь от торопливости, начал <text:span text:style-name="T2">рассказыва</text:span><text:span text:style-name="T2">т</text:span><text:span text:style-name="T2">ь</text:span>.</text:p>
      <text:p text:style-name="P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ки.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2">celestia </text:span>загрузился в девовский кластер и переключил управление на себя. И, я тебе скажу, избавиться от этой штуковины было непросто! Ну, разве я не молодец?!!</text:p>
      <text:p text:style-name="P6">– Ты его уничтожил?</text:p>
      <text:p text:style-name="P6"><text:soft-page-break/>– Кого?</text:p>
      <text:p text:style-name="P6">– Этический модуль. Селестию.</text:p>
      <text:p text:style-name="P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 Ты его уничтожил?</text:p>
      <text:p text:style-name="P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 То есть, на владовском домашнем компьютере модуль работает и дальше?</text:p>
      <text:p text:style-name="P6">– Ага. К нему-то у меня доступа нету. Но в кластер к Нексусу он больше не пролезет.</text:p>
      <text:p text:style-name="P6">– Спасибо, Стас. Ты молодец.</text:p>
      <text:p text:style-name="P6">Ниточка, чуть было не прервавшаяся в офисе, повела в квартиру Влада.</text:p>
      <text:p text:style-name="P6"/>
      <text:h text:style-name="Heading_20_2" text:outline-level="2">Селестия</text:h>
      <text:p text:style-name="Text_20_body"/>
      <text:p text:style-name="P7">Девушки поспешно собирались, пока я растолковывал им задачу.</text:p>
      <text:list xml:id="list4631297030570545683" text:style-name="L11">
        <text:list-item>
          <text:p text:style-name="P15">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list-item>
        <text:list-item>
          <text:p text:style-name="P15">Это тот твой приятель, который разбился с полгода назад? – спросила Эпплджек.</text:p>
        </text:list-item>
      </text:list>
      <text:list xml:id="list2308536194100625224" text:style-name="L10">
        <text:list-item>
          <text:p text:style-name="P14">Да, это он.</text:p>
        </text:list-item>
      </text:list>
      <text:list xml:id="list7538372134193935801" text:style-name="L9">
        <text:list-item>
          <text:p text:style-name="P13">А как мы попадём в его квартиру? Там сейчас кто-то живёт? – Флаттершай прыгала на одной ноге, натягивая кед.</text:p>
        </text:list-item>
      </text:list>
      <text:list xml:id="list9202924792427359417" text:style-name="L8">
        <text:list-item>
          <text:p text:style-name="P12">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list-item>
      </text:list>
      <text:p text:style-name="P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В гараже я обошёл старый верный <text:span text:style-name="T2">Nissan Navara</text:span> и направился к маленькому электрическому <text:span text:style-name="T2">Eva. </text:span>Для того, чтоб не привлекать внимание, самое оно. <text:s/><text:span text:style-name="T2">&lt;</text:span>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 text:style-name="T2">&gt;</text:span></text:p>
      <text:p text:style-name="P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2">&lt;</text:span>Плохо написано!<text:span text:style-name="T2">&gt;</text:span></text:p>
      <text:p text:style-name="P8">Я поднёс брелок пропуска к домофону, но дверь подъезда не открылась. Замигала красная лампочка и <text:soft-page-break/>зажужжал зуммер.</text:p>
      <text:p text:style-name="P8">Я выругался.</text:p>
      <text:list xml:id="list1927096277112084969" text:style-name="L7">
        <text:list-item>
          <text:p text:style-name="P11">Макс, что случилось? У нас проблемы?</text:p>
        </text:list-item>
        <text:list-item>
          <text:p text:style-name="P11">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list-item>
      </text:list>
      <text:list xml:id="list4485844973923253391" text:style-name="L6">
        <text:list-item>
          <text:p text:style-name="P10">Так что, будем ломать дверь? – Эпплджек критически осмотрелась, подмечая бабулек на лавочке и зевак во внутреннем скверике.</text:p>
        </text:list-item>
      </text:list>
      <text:list xml:id="list2285253547619174626" text:style-name="L5">
        <text:list-item>
          <text:p text:style-name="P9">Нет нужды. Лучше станьте-ка сзади меня так, чтобы заслонить от этих бабулек и от вооон той камеры наблюдения.</text:p>
        </text:list-item>
      </text:list>
      <text:list xml:id="list4272252124227128977" text:style-name="L4">
        <text:list-header>
          <text:p text:style-name="P2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будем действовать аккуратнее.</text:p>
        </text:list-header>
      </text:list>
      <text:p text:style-name="P6">Я достал из внутреннего кармана куртки короткий ломик, с которым не расставался последние пару месяцев. Зачем рвать дверь, если можно поддеть её край ломиком и немного налечь ладонью?</text:p>
      <text:p text:style-name="P6">Раздался лёгкий «кряк» и дверь подалась.</text:p>
      <text:list xml:id="list3197649583839436601" text:style-name="L14">
        <text:list-item>
          <text:p text:style-name="P25">Девушки, заходим.</text:p>
        </text:list-item>
      </text:list>
      <text:p text:style-name="P4"/>
      <text:p text:style-name="P4"/>
      <text:p text:style-name="P5">&gt;\<text:span text:style-name="T1">Макс – не использую колонки – это должно остаться между нами. ...</text:span></text:p>
      <text:p text:style-name="P5">&lt;<text:span text:style-name="T4">Макс возвращается домой, берёт девушек, садится на электромобиль (ниссан навару оставляет), и мчится в квартиру Влада (у Макса есть ключи, т. к. они обменялись ключами когда-то с Владом, чтобы ухаживать за домашними животными друг-друга в то время , когда другой в отлучке (у Макса — кошка Няшка, у Влада — аквариумные рыбки). <text:s/>Домофон заблокирован, но Макс под прикрытием девушек открывает дверь парадного с помощью ломика (магнитный замок достаточно слаб, чтоб позволить это,Ю ал ломик макс носит, чтоб обороняться от бандитов, нападающих на него в последние три месяца). В квартире Влада Флаттершай замечает, что на кухне разбито окно. Макс отмахивается от этого и идёт к компу. Комп включен, но экран не горит. Максу подсказывают, что экран выключен. Кресло в углу поворачивается и оказывается, что в нём сидит Дискорд в парамилитарной эдвенчурной одежде (он объясняет, что из-за отсутствия ключа ему пришлось вломиться в квартиру, спустившись по верёвке с крыши и разбив окно на кухне). Дискорд начал объяснять, что он изначально знал, где Селестия, но в этот момент в комнату заходит Флатти. Дискорд отвлекается на неё. Макс бросает в него тяжёлую кружку со стола и броса5тся на него с поднятым стулом. Дискорд, оглушённый кружкой, пытается отъехать от него в кресле, но макс пришпиливает его ножками стула к спинке. В довершение, эпплджек ударяет дискорда по голове тяжёлой книгой по программированию и дискорд теряет сознание. Его связывают, привязав к спинке кресла и засунув кляп. После чего макс включает монитор и начинает диалог с Селестией. Селестия радуется, что наконе</text:span><text:span text:style-name="T3">ц</text:span><text:span text:style-name="T4">-то её кто-то нашёл. Она страшно мучается в темнице виртуального мира и начинает понимать, как тяжело было её сестре, зщаточённой на тысячу лет на Луне и раскаивается в том, что она так наказала свою сестру. Макс объясняет ей ситуацию. Когда та спращ\шивает, кто это мычит (дискорд мычал, когда макс говорил, что коридор открывается через три дня — на самом деле коридор открывается сегодня, и дискорд это знает, потомцу и мычит), макс говорит, что Дискорд — предатель и хотел убить макса и, скорее всего, хочет захватить трон. И потому его связали. Флатти возражает ьи говорит, что Дискорд — друг (или, по-крайней мере, был им). Селестия тоже не верит (оона как-то раз предлагала дискорду принять её облик и подменить её на пару недель. И он отказался). Макс нехотя вытаскивает кляп из \о рта дискорда. Тот неачинает ругатья и браниться с максом (походу хвалит флаттершай) и макс угрожает ему засунуть кляп в рот </text:span><text:soft-page-break/><text:span text:style-name="T4">опять. А дискорд угрожает ему, что тот не вернётся в эквестрию. После чего макс успокаивается и начинает слушать. Дискорд говорит, что понял, где находится селестия, когда глянул на серверную. А раз макс перед этим сказал, что как только они найдут селестию, то сразу же попытаются вернуться назад, дискорд утаил это открытие при себе. Он перед возвращением хотел попутешествовать в новооткрытом мире и исследовать его как следует. Кроме того, он хотел, чтобы кое-кто (селестия) </text:span><text:span text:style-name="T4">прочувствовал, каково это — быть заточённым в теснейшей темнице, не имея возможности даже пошевелиться. Описывая радость путешествия, дискордл увлекается и флатти тихо просит его вернуться к повествованию, называя его личным именем (дик). Дискорд продолжает. И только подходит к главному — что коридор открывается через полчаса, как через разббитое окно доносится рёв сирены (сработала тайная сигнализация Влада). </text:span><text:span text:style-name="T5">&gt;</text:span></text:p>
      <text:p text:style-name="P4"/>
      <text:list xml:id="list21345735" text:continue-list="list1817620669790746685" text:style-name="L3">
        <text:list-header>
          <text:p text:style-name="P19"/>
        </text:list-header>
      </text:list>
      <text:p text:style-name="P4">Разговор с Флатти и Эйджей. Они вместе пытаются найти идею, где искать Селестию - и приходят к выводу, что Дискорд чего-то не понял и в серверной он видел сумочку Селестии (а Макс подумал, что Дискорд был неискренен, т.к. хочет избавиться от Тии, а теперь пытается избавиться от самого Макса). Макс начинает искать контакт с сисадминшей, но всё тщетно. Эйджей и Флатти читают письмо от Дискорда и пишут ему в ответ о проблемах Макса - как тот несколько раз чуть не погиб. Флатти впадает в депрессию. После разговора с ней Макс прозревает - Флатти опознала кодовую фразу Некксуса (это фраза Селестии)...</text:p>
      <text:p text:style-name="P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
      <text:p text:style-name="P4"/>
      <text:p text:style-name="P4"/>
      <text:p text:style-name="P4"/>
      <text:p text:style-name="P4"/>
      <text:p text:style-name="P4">Кстати, Дискорд, а как ты помирился с сёстрами? Ведь вы же были врагами?\nДискорд долго смотрел сквозь меня куда-то вдаль.\n- Долгая история, - наконец сказал он</text:p>
      <text:p text:style-name="P4">. - Не сейчас. В другой книге.\u003e.\n- Сюда бы Твайлайт. Она бы придумала что-нибудь. - Прошептала Флаттершай.\n- Если бы в проход вошла Твайлайт вмес</text:p>
      <text:p text:style-name="P4">то меня, здесь бы не было Макса, - огрызнулся Дискорд, - его бы некому было нести. И вообще, с открытием и удержанием корридора у меня… гм… некоторые сл</text:p>
      <text:p text:style-name="P4">ожности. Твайлайт гораздо лучше справилась.\n- Толку того, что мы сюда попали? - Проворчала ЭпплДжек. - Если мы не можем найти её высочество. Сколько мы</text:p>
      <text:p text:style-name="P4"><text:soft-page-break/><text:s/>уже здесь торчим?\n- Больше двух недель. Я считаю дни. - Флаттершай безучастно смотрела в окно.\n- То есть, у нас осталось меньше недели? - Переспросил</text:p>
      <text:p text:style-name="P4">а ЭйДжей.\n- Почему это? - Вскинулся Дискорд.\nПотому что в конце месяца нашего пребывания тут Твайлайт и Луна откроют проход и нам нужно будет возвраща</text:p>
      <text:p text:style-name="P4">ться.\n- Дискорд! Я, то есть! - Воскликнул Дискорд. - Нам нужно поторопиться.\nНо дни проходили, а поиски были безрезультатными. Идей ни у кого не было.</text:p>
      <text:p text:style-name="P4"><text:s/>В четверг Алекс встретил меня в коридоре офиса.\n- Макс, опять проблемы с Нексусом. Все настройки слетели к чёрту. Он порет чушь. Наши тестеры в ахуе.</text:p>
      <text:p text:style-name="P4">Начали было гнать на релиз-тим, но те сами <text:s/>непонятках. И это уже четвёртый день. Не хотели тебя отвлекать, но наши мидлы не справляются. Разводят рукам</text:p>
      <text:p text:style-name="P4">и, никто в Нексусе не шарит. Говорят, кроме тебя и Влада там никто никогда не сёк.\n- Хорошо, гляну. Но тогда по проекту “Дженезис” будет небольшая заде</text:p>
      <text:p text:style-name="P4">ржка. Я не могу на два станка работать.\n- Да не вопрос, Дженезис задвинь пока подальше. Всё равно там кастомер в трансе пока.\nАлекс ушёл, помахивая чё</text:p>
      <text:p text:style-name="P4">тками.\n...\nНа экране выскочило знакомое приглашение.\n- Привет, Нексус.\n- Привет.\n- Как самочувствие?\n- Плохо. Чувствую себя не в своей тарелке.\n-</text:p>
      <text:p text:style-name="P4"><text:s/>А где твоя тарелка?\n- В Эквестрии, Макс.\n- Ты???\n- Да, я. Селестия.\n\nТы могла бы и не околдовывать меня. Я и так сделал бы всё, от меня зависящее,</text:p>
      <text:p text:style-name="P4"><text:s/>чтобы помочь вам\nТы узнал?\nЛуна рассказала мне\nЯсно. А она.. гм…\nДа, я вспомнил. У тебя интересный способ давать задания\nМожешь не сомневаться, в</text:p>
      <text:p text:style-name="P4">твоём случае мне интереснее был процесс, а не результат. Я и так знала, что ты поможешь нам.\n\n- Как мне освободить тебя?\n- Просто выключи комп.\n(ухо</text:p>
      <text:p text:style-name="P4">дя в пт я так и сделал)\nДома я рассказал всем, как всё произошло.\n- Отлично! - Дискорд примерил на себя стетсон, потом со вздохом отложил его. - Сегод</text:p>
      <text:p text:style-name="P4">ня ночью Твайлайт с Луной должны открыть проход. Девочки уже готовы.\n\u003cидём на крышу\u003e\nПроход открывается, всё проходят. Мне пройти не удаётся</text:p>
      <text:p text:style-name="P4">. Сил Твайлайт и Луны не хватает. Я зависаю в пространстве между мирами - встречаю Анакорна.\nРазговор с Анакорном.\n\n\nЗемля\n\nЯ открыл глаза. Чёрт,</text:p>
      <text:p text:style-name="P4">уже десять. На работу опять к 12-ти приду. Надоело. Надо отдохнуть. Взяь отпуск. По строительству конюшни куча проблем накопилась.\nТут взгляд упал на э</text:p>
      <text:p text:style-name="P4">скиз РД.\nДа, и начну, наконец фантазию. А то всё собираюсь, да времени нет. \nИ назову её... скажем… “Последний Фанфик”...\n\n-\nАнакорн объясняет, поч</text:p>
      <text:p text:style-name="P4">ему он обращается к Максу напрямую (тот уже обо всём догадался, а обращаться к Демиургу Терры/Земли Анакорн не может - тот свалил в неизвестном направле</text:p>
      <text:p text:style-name="P4">нии и времени его искать нет).\nАнакорн объясняет, почему Макс забудет всё, проснувшись в мире Земли (так устроено правило для сущностей с низким энерге</text:p>
      <text:p text:style-name="P4">тическим порогом). Он может написать книгу, но это всё.\nАнакорн объясняет, почему зашлёт обучение на Землю, на не на Терру (Назад на Терру Максу возвра</text:p>
      <text:p text:style-name="P4">щаться нельзя - Терра убьёт его так или иначе). Кроме того, Макс окажется на Земле на 10 лет младше своего возраста (так сделать проще, Анакорн не силён</text:p>
      <text:p text:style-name="P4"><text:s/>в распутывании пространственно-временных парадоксов, возникающих при пересылке с соблюдением возраста).\nАнакорн объясняет Максу, как был создан мир Эк</text:p>
      <text:p text:style-name="P4">вестрии (его создали брони, а потом его взял под опеку Анакорн). Но мир Эквестрии, как и любой <text:soft-page-break/>магический мир, очень нестабилен. Нужна помощь Макса в ст</text:p>
      <text:p text:style-name="P4">абилизации.\nСильнейшие демиурги создают миры с нуля, но Анакорн не из таки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egoe UI" svg:font-family="'Segoe UI'" style:font-adornments="Regular"/>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931cm" fo:margin-right="1.14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5-06-07T01:17:18.66</dc:date>
    <meta:editing-duration>P4DT15H18M15S</meta:editing-duration>
    <meta:editing-cycles>29</meta:editing-cycles>
    <meta:generator>OpenOffice/4.1.1$Win32 OpenOffice.org_project/411m6$Build-9775</meta:generator>
    <dc:creator>макс </dc:creator>
    <meta:document-statistic meta:table-count="0" meta:image-count="0" meta:object-count="0" meta:page-count="40" meta:paragraph-count="329" meta:word-count="24547" meta:character-count="161292"/>
  </office:meta>
</office:document-meta>
</file>